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2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33.06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3.51mm"/>
    </style:style>
    <style:style style:name="co11" style:family="table-column">
      <style:table-column-properties fo:break-before="auto" style:column-width="27.99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25.63mm"/>
    </style:style>
    <style:style style:name="co14" style:family="table-column">
      <style:table-column-properties fo:break-before="auto" style:column-width="26.6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17.92mm"/>
    </style:style>
    <style:style style:name="co17" style:family="table-column">
      <style:table-column-properties fo:break-before="auto" style:column-width="24.64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18.77mm"/>
    </style:style>
    <style:style style:name="co20" style:family="table-column">
      <style:table-column-properties fo:break-before="auto" style:column-width="24.34mm"/>
    </style:style>
    <style:style style:name="co21" style:family="table-column">
      <style:table-column-properties fo:break-before="auto" style:column-width="16.25mm"/>
    </style:style>
    <style:style style:name="co22" style:family="table-column">
      <style:table-column-properties fo:break-before="auto" style:column-width="17.36mm"/>
    </style:style>
    <style:style style:name="co23" style:family="table-column">
      <style:table-column-properties fo:break-before="auto" style:column-width="17.64mm"/>
    </style:style>
    <style:style style:name="co24" style:family="table-column">
      <style:table-column-properties fo:break-before="auto" style:column-width="18.26mm"/>
    </style:style>
    <style:style style:name="co25" style:family="table-column">
      <style:table-column-properties fo:break-before="auto" style:column-width="23.04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72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6.21mm" fo:break-before="auto" style:use-optimal-row-height="true"/>
    </style:style>
    <style:style style:name="ro6" style:family="table-row">
      <style:table-row-properties style:row-height="14.3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TX60AT">
      <style:table-properties table:display="true" style:writing-mode="lr-tb"/>
    </style:style>
    <style:style style:name="ta3" style:family="table" style:master-page-name="PageStyle_5f_Experimental_20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9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9">
      <style:table-cell-properties style:rotation-align="none"/>
    </style:style>
    <style:style style:name="ce71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3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2">
      <style:table-cell-properties style:rotation-align="none"/>
    </style:style>
    <style:style style:name="ce76" style:family="table-cell" style:parent-style-name="Default" style:data-style-name="N119">
      <style:table-cell-properties fo:background-color="#ffff00" style:rotation-align="none"/>
    </style:style>
    <style:style style:name="ce77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133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32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9"/>
    <style:style style:name="ce85" style:family="table-cell" style:parent-style-name="Default" style:data-style-name="N3"/>
    <style:style style:name="ce78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Comma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Comma" style:data-style-name="N0"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omma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9" style:family="table-cell" style:parent-style-name="Excel_20_Built-in_20_Comma" style:data-style-name="N119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33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ackground-color="#dce6f2" style:rotation-align="none"/>
    </style:style>
    <style:style style:name="ce22" style:family="table-cell" style:parent-style-name="Excel_20_Built-in_20_Comma" style:data-style-name="N119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Comma" style:data-style-name="N119">
      <style:table-cell-properties fo:background-color="#ff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" style:data-style-name="N119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Comma" style:data-style-name="N119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Comma" style:data-style-name="N134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Comma">
      <style:table-cell-properties fo:background-color="#ffff66" style:text-align-source="fix" style:repeat-content="false" fo:wrap-option="wrap"/>
      <style:paragraph-properties fo:text-align="end" fo:margin-left="0mm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Excel_20_Built-in_20_Comma" style:data-style-name="N0">
      <style:table-cell-properties fo:background-color="#ffff66"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Excel_20_Built-in_20_Comma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Excel_20_Built-in_20_Comma" style:data-style-name="N131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22" style:family="table-cell" style:parent-style-name="Excel_20_Built-in_20_Comma" style:data-style-name="N3">
      <style:table-cell-properties fo:background-color="#ff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Comma" style:data-style-name="N119">
      <style:table-cell-properties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Comma" style:data-style-name="N128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Comma" style:data-style-name="N133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Comma" style:data-style-name="N128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Comma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11" style:family="table-cell" style:parent-style-name="Excel_20_Built-in_20_Comma" style:data-style-name="N119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36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Excel_20_Built-in_20_Comma" style:data-style-name="N135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Comma" style:data-style-name="N133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12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5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f2dcdb" style:rotation-align="none"/>
    </style:style>
    <style:style style:name="ce4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9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6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fo:font-weight="bold" style:font-weight-asian="bold" style:font-weight-complex="bold"/>
    </style:style>
    <style:style style:name="ce16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Excel_20_Built-in_20_Comma" style:data-style-name="N122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166" style:family="table-cell" style:parent-style-name="Default" style:data-style-name="N155">
      <style:table-cell-properties fo:background-color="#f2dcdb"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fo:background-color="#99ffff" style:text-align-source="fix" style:repeat-content="false"/>
      <style:paragraph-properties fo:text-align="end" fo:margin-left="0mm"/>
    </style:style>
    <style:style style:name="ce168" style:family="table-cell" style:parent-style-name="Default" style:data-style-name="N135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0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fo:font-weight="bold" style:font-weight-asian="bold" style:font-weight-complex="bold"/>
    </style:style>
    <style:style style:name="ce171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35">
      <style:table-cell-properties fo:background-color="#f2dcdb" style:text-align-source="fix" style:repeat-content="false"/>
      <style:paragraph-properties fo:text-align="end" fo:margin-left="0mm"/>
    </style:style>
    <style:style style:name="ce180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5" style:family="table-cell" style:parent-style-name="Default" style:data-style-name="N145"/>
    <style:style style:name="ce11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8">
      <style:table-cell-properties style:rotation-align="none"/>
    </style:style>
    <style:style style:name="ce118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mm"/>
    </style:style>
    <style:style style:name="ce48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Comma" style:data-style-name="N122">
      <style:table-cell-properties fo:background-color="#e6b9b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Comma" style:data-style-name="N122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Comma" style:data-style-name="N112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Comma" style:data-style-name="N119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6" style:family="table-cell" style:parent-style-name="Excel_20_Built-in_20_Comma" style:data-style-name="N12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2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19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5" style:family="table-cell" style:parent-style-name="Default" style:data-style-name="N1"/>
    <style:style style:name="ce58" style:family="table-cell" style:parent-style-name="Default" style:data-style-name="N112">
      <style:table-cell-properties fo:background-color="#f2dcdb"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 office:value-type="string" office:string-value="Az/RA Motor" calcext:value-type="string">
            <text:p><text:s/>Az/RA Motor </text:p>
          </table:table-cell>
          <table:table-cell table:style-name="ce42" office:value-type="string" calcext:value-type="string">
            <text:p>Gear1</text:p>
          </table:table-cell>
          <table:table-cell table:style-name="ce42" office:value-type="string" calcext:value-type="string">
            <text:p>Gear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ar Train</text:p>
          </table:table-cell>
          <table:table-cell/>
          <table:table-cell office:value-type="string" calcext:value-type="string">
            <text:p>Encoder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144" calcext:value-type="float">
            <text:p><text:s/>144 </text:p>
          </table:table-cell>
          <table:table-cell table:style-name="ce70" table:formula="of:=[.F4]" office:value-type="float" office:value="144" calcext:value-type="float">
            <text:p><text:s/>144 </text:p>
          </table:table-cell>
          <table:table-cell table:style-name="ce79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5]/[.E5]*[.G4]" office:value-type="float" office:value="240" calcext:value-type="float">
            <text:p><text:s/>240 </text:p>
          </table:table-cell>
          <table:table-cell table:style-name="ce79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6]/[.E6]*[.G5]" office:value-type="float" office:value="600" calcext:value-type="float">
            <text:p><text:s/>600 </text:p>
          </table:table-cell>
          <table:table-cell table:style-name="ce79"/>
          <table:table-cell table:number-columns-repeated="1016"/>
        </table:table-row>
        <table:table-row table:style-name="ro2">
          <table:table-cell office:value-type="string" calcext:value-type="string">
            <text:p>Solar</text:p>
          </table:table-cell>
          <table:table-cell table:style-name="ce39" office:value-type="float" office:value="86400" calcext:value-type="float">
            <text:p><text:s/>86,400 </text:p>
          </table:table-cell>
          <table:table-cell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7]/[.E7]*[.G6]" office:value-type="float" office:value="1500" calcext:value-type="float">
            <text:p><text:s/>1,500 </text:p>
          </table:table-cell>
          <table:table-cell table:style-name="ce79"/>
          <table:table-cell table:number-columns-repeated="1016"/>
        </table:table-row>
        <table:table-row table:style-name="ro2">
          <table:table-cell office:value-type="string" calcext:value-type="string">
            <text:p>Sidereal</text:p>
          </table:table-cell>
          <table:table-cell table:style-name="ce39" office:value-type="float" office:value="86164" calcext:value-type="float">
            <text:p><text:s/>86,164 </text:p>
          </table:table-cell>
          <table:table-cell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8]/[.E8]*[.G7]" office:value-type="float" office:value="3750" calcext:value-type="float">
            <text:p><text:s/>3,750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nar</text:p>
          </table:table-cell>
          <table:table-cell table:style-name="ce39" office:value-type="float" office:value="89309" calcext:value-type="float">
            <text:p><text:s/>89,309 </text:p>
          </table:table-cell>
          <table:table-cell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F9]/[.E9]*[.G8]" office:value-type="float" office:value="13125" calcext:value-type="float">
            <text:p><text:s/>13,125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94" calcext:value-type="float">
            <text:p><text:s/>94 </text:p>
          </table:table-cell>
          <table:table-cell table:style-name="ce70" table:formula="of:=[.F10]/[.E10]*[.G9]" office:value-type="float" office:value="1233750" calcext:value-type="float">
            <text:p><text:s/>1,233,750 </text:p>
          </table:table-cell>
          <table:table-cell table:style-name="ce42" office:value-type="string" calcext:value-type="string">
            <text:p>Worm Gea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71" table:formula="of:=[.G10]" office:value-type="float" office:value="1233750" calcext:value-type="float">
            <text:p><text:s/>1,233,750 </text:p>
          </table:table-cell>
          <table:table-cell table:style-name="ce76" table:formula="of:=[.F11]" office:value-type="float" office:value="1233750" calcext:value-type="float">
            <text:p><text:s/>1,233,750 </text:p>
          </table:table-cell>
          <table:table-cell table:style-name="ce73" table:formula="of:=[.G11]/[.F10]" office:value-type="float" office:value="13125" calcext:value-type="float">
            <text:p><text:s/>13,125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table:formula="of:=DEC2HEX([.F11])" office:value-type="string" office:string-value="12D356" calcext:value-type="string">
            <text:p>12D356</text:p>
          </table:table-cell>
          <table:table-cell table:style-name="ce42" table:formula="of:=DEC2HEX([.G11])" office:value-type="string" office:string-value="12D356" calcext:value-type="string">
            <text:p>12D356</text:p>
          </table:table-cell>
          <table:table-cell table:style-name="ce73" table:formula="of:=DEC2HEX([.H11])" office:value-type="string" office:string-value="3345" calcext:value-type="string">
            <text:p><text:s/>3345 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9"/>
          <table:table-cell/>
          <table:table-cell table:style-name="ce42" office:value-type="string" calcext:value-type="string">
            <text:p>1hr=</text:p>
          </table:table-cell>
          <table:table-cell table:style-name="ce39" table:formula="of:=[.G11]/24" office:value-type="float" office:value="51406.25" calcext:value-type="float">
            <text:p><text:s/>51,406 </text:p>
          </table:table-cell>
          <table:table-cell table:style-name="ce39" table:formula="of:=([.G11]*[.B8]/[.B7])/24" office:value-type="float" office:value="51265.8347800926" calcext:value-type="float">
            <text:p><text:s/>51,266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Alt/DEC Motor" calcext:value-type="string">
            <text:p><text:s/>Alt/DEC Moto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oder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144" calcext:value-type="float">
            <text:p><text:s/>144 </text:p>
          </table:table-cell>
          <table:table-cell table:style-name="ce70" table:formula="of:=[.F15]" office:value-type="float" office:value="144" calcext:value-type="float">
            <text:p><text:s/>144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16]/[.E16]*[.G15]" office:value-type="float" office:value="240" calcext:value-type="float">
            <text:p><text:s/>24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7]/[.E17]*[.G16]" office:value-type="float" office:value="720" calcext:value-type="float">
            <text:p><text:s/>72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8]/[.E18]*[.G17]" office:value-type="float" office:value="2160" calcext:value-type="float">
            <text:p><text:s/>2,16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9]/[.E19]*[.G18]" office:value-type="float" office:value="6480" calcext:value-type="float">
            <text:p><text:s/>6,48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F20]/[.E20]*[.G19]" office:value-type="float" office:value="22680" calcext:value-type="float">
            <text:p><text:s/>22,68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3" office:value-type="float" office:value="58" calcext:value-type="float">
            <text:p><text:s/>58 </text:p>
          </table:table-cell>
          <table:table-cell table:style-name="ce70" table:formula="of:=[.F21]/[.E21]*[.G20]" office:value-type="float" office:value="1315440" calcext:value-type="float">
            <text:p><text:s/>1,315,440 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71" table:formula="of:=[.G21]" office:value-type="float" office:value="1315440" calcext:value-type="float">
            <text:p><text:s/>1,315,440 </text:p>
          </table:table-cell>
          <table:table-cell table:style-name="ce77" table:formula="of:=[.F22]" office:value-type="float" office:value="1315440" calcext:value-type="float">
            <text:p><text:s/>1,315,440 </text:p>
          </table:table-cell>
          <table:table-cell table:style-name="ce73" table:formula="of:=[.G22]/[.F21]" office:value-type="float" office:value="22680" calcext:value-type="float">
            <text:p><text:s/>22,680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table:formula="of:=DEC2HEX([.F22])" office:value-type="string" office:string-value="141270" calcext:value-type="string">
            <text:p>141270</text:p>
          </table:table-cell>
          <table:table-cell table:style-name="ce73" table:formula="of:=DEC2HEX([.G22])" office:value-type="string" office:string-value="141270" calcext:value-type="string">
            <text:p><text:s/>141270 </text:p>
          </table:table-cell>
          <table:table-cell table:style-name="ce73" table:formula="of:=DEC2HEX([.H22])" office:value-type="string" office:string-value="5898" calcext:value-type="string">
            <text:p><text:s/>5898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office:value-type="string" calcext:value-type="string">
            <text:p>10degrees =</text:p>
          </table:table-cell>
          <table:table-cell table:style-name="ce39" table:formula="of:=[.G22]/36" office:value-type="float" office:value="36540" calcext:value-type="float">
            <text:p><text:s/>36,540 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 office:value-type="string" calcext:value-type="string">
            <text:p>HBX Comma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"010000"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67.085645536731" calcext:value-type="float">
            <text:p><text:s/>167 </text:p>
          </table:table-cell>
          <table:table-cell table:style-name="ce74" office:value-type="float" office:value="167.230566843755" calcext:value-type="float">
            <text:p><text:s/>167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5" table:formula="of:=1000/[.F28]" office:value-type="float" office:value="5.9849545829487" calcext:value-type="float">
            <text:p><text:s/>5.98 </text:p>
          </table:table-cell>
          <table:table-cell table:style-name="ce75" table:formula="of:=1000/[.G28]" office:value-type="float" office:value="5.979768046438" calcext:value-type="float">
            <text:p><text:s/>5.98 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9" table:formula="of:=(480*6150)*12" office:value-type="float" office:value="35424000" calcext:value-type="float">
            <text:p><text:s/>35,424,000 </text:p>
          </table:table-cell>
          <table:table-cell table:style-name="ce39" table:formula="of:=6150*620" office:value-type="float" office:value="3813000" calcext:value-type="float">
            <text:p><text:s/>3,813,000 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(480*6557)*12" office:value-type="float" office:value="37768320" calcext:value-type="float">
            <text:p><text:s/>37,768,320 </text:p>
          </table:table-cell>
          <table:table-cell table:style-name="ce39" table:formula="of:=6557*620" office:value-type="float" office:value="4065340" calcext:value-type="float">
            <text:p><text:s/>4,065,340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X60AT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7" table:default-cell-style-name="ce39"/>
        <table:table-column table:style-name="co9" table:default-cell-style-name="ce15"/>
        <table:table-column table:style-name="co7" table:default-cell-style-name="ce15"/>
        <table:table-column table:style-name="co7" table:number-columns-repeated="2" table:default-cell-style-name="ce39"/>
        <table:table-column table:style-name="co10" table:number-columns-repeated="2" table:default-cell-style-name="ce39"/>
        <table:table-column table:style-name="co3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Default"/>
        <table:table-column table:style-name="co13" table:default-cell-style-name="ce42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ce42"/>
        <table:table-column table:style-name="co5" table:default-cell-style-name="Default"/>
        <table:table-column table:style-name="co17" table:number-columns-repeated="2" table:default-cell-style-name="ce3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16" table:default-cell-style-name="ce48"/>
        <table:table-column table:style-name="co1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3" table:number-columns-repeated="2"/>
          <table:table-cell table:style-name="ce68" office:value-type="string" office:string-value="Gear Train" calcext:value-type="string" table:number-columns-spanned="7" table:number-rows-spanned="1">
            <text:p><text:s/>Gear Train </text:p>
          </table:table-cell>
          <table:covered-table-cell table:number-columns-repeated="6" table:style-name="ce68"/>
          <table:table-cell table:style-name="ce69" office:value-type="string" office:string-value="ArcSec" calcext:value-type="string">
            <text:p><text:s/>ArcSec </text:p>
          </table:table-cell>
          <table:table-cell table:style-name="ce69" table:number-columns-repeated="2"/>
          <table:table-cell table:style-name="ce43"/>
          <table:table-cell/>
          <table:table-cell table:style-name="ce43" table:number-columns-repeated="1010"/>
        </table:table-row>
        <table:table-row table:style-name="ro1">
          <table:table-cell table:style-name="ce43" table:number-columns-repeated="2"/>
          <table:table-cell table:style-name="ce68" office:value-type="string" office:string-value="Motor" calcext:value-type="string">
            <text:p><text:s/>Motor </text:p>
          </table:table-cell>
          <table:table-cell table:style-name="ce69" office:value-type="string" office:string-value="G1" calcext:value-type="string">
            <text:p><text:s/>G1 </text:p>
          </table:table-cell>
          <table:table-cell table:style-name="ce69" office:value-type="string" office:string-value="G2" calcext:value-type="string">
            <text:p><text:s/>G2 </text:p>
          </table:table-cell>
          <table:table-cell table:style-name="ce68" office:value-type="string" office:string-value="G3" calcext:value-type="string">
            <text:p><text:s/>G3 </text:p>
          </table:table-cell>
          <table:table-cell table:style-name="ce68" office:value-type="string" office:string-value="G4" calcext:value-type="string">
            <text:p><text:s/>G4 </text:p>
          </table:table-cell>
          <table:table-cell table:style-name="ce68" office:value-type="string" office:string-value="G5" calcext:value-type="string">
            <text:p><text:s/>G5 </text:p>
          </table:table-cell>
          <table:table-cell table:style-name="ce68" office:value-type="string" office:string-value="Worm" calcext:value-type="string">
            <text:p><text:s/>Worm </text:p>
          </table:table-cell>
          <table:table-cell table:style-name="ce68" table:formula="of:=360*60*60" office:value-type="float" office:value="1296000" calcext:value-type="float">
            <text:p><text:s/>1,296,000 </text:p>
          </table:table-cell>
          <table:table-cell table:style-name="ce69"/>
          <table:table-cell table:style-name="ce68" office:value-type="string" office:string-value="Alt/DEC Motor" calcext:value-type="string">
            <text:p><text:s/>Alt/DEC Motor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72" calcext:value-type="float">
            <text:p><text:s/>72 </text:p>
          </table:table-cell>
          <table:table-cell table:style-name="ce70" table:formula="of:=[.N3]" office:value-type="float" office:value="72" calcext:value-type="float">
            <text:p><text:s/>72 </text:p>
          </table:table-cell>
          <table:table-cell table:style-name="ce70"/>
          <table:table-cell table:style-name="ce68" office:value-type="string" office:string-value="Az/RA Motor" calcext:value-type="string">
            <text:p><text:s/>Az/RA Motor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72" calcext:value-type="float">
            <text:p><text:s/>72 </text:p>
          </table:table-cell>
          <table:table-cell table:style-name="ce70" table:formula="of:=[.S3]" office:value-type="float" office:value="72" calcext:value-type="float">
            <text:p><text:s/>72 </text:p>
          </table:table-cell>
          <table:table-cell table:style-name="ce79" table:number-columns-repeated="2"/>
          <table:table-cell table:style-name="ce43" table:number-columns-repeated="1002"/>
        </table:table-row>
        <table:table-row table:style-name="ro1">
          <table:table-cell/>
          <table:table-cell office:value-type="string" calcext:value-type="string">
            <text:p>Alt</text:p>
          </table:table-cell>
          <table:table-cell office:value-type="float" office:value="1" calcext:value-type="float">
            <text:p><text:s/>1 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12" calcext:value-type="float">
            <text:p><text:s/>12 </text:p>
          </table:table-cell>
          <table:table-cell table:number-columns-repeated="3" office:value-type="float" office:value="12" calcext:value-type="float">
            <text:p><text:s/>12 </text:p>
          </table:table-cell>
          <table:table-cell office:value-type="float" office:value="1" calcext:value-type="float">
            <text:p><text:s/>1 </text:p>
          </table:table-cell>
          <table:table-cell table:style-name="ce29" table:formula="of:=[.J3]/[.I9]" office:value-type="float" office:value="1.97044334975369" calcext:value-type="float">
            <text:p><text:s/>1.9704 </text:p>
          </table:table-cell>
          <table:table-cell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N4]/[.M4]*[.O3]" office:value-type="float" office:value="120" calcext:value-type="float">
            <text:p><text:s/>120 </text:p>
          </table:table-cell>
          <table:table-cell table:style-name="ce70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4]/[.R4]*[.T3]" office:value-type="float" office:value="120" calcext:value-type="float">
            <text:p><text:s/>12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<text:s/>72 </text:p>
          </table:table-cell>
          <table:table-cell table:style-name="ce39" office:value-type="float" office:value="30" calcext:value-type="float">
            <text:p><text:s/>30 </text:p>
          </table:table-cell>
          <table:table-cell table:style-name="ce39" office:value-type="float" office:value="36" calcext:value-type="float">
            <text:p><text:s/>36 </text:p>
          </table:table-cell>
          <table:table-cell table:number-columns-repeated="2" office:value-type="float" office:value="36" calcext:value-type="float">
            <text:p><text:s/>36 </text:p>
          </table:table-cell>
          <table:table-cell office:value-type="float" office:value="42" calcext:value-type="float">
            <text:p><text:s/>42 </text:p>
          </table:table-cell>
          <table:table-cell office:value-type="float" office:value="58" calcext:value-type="float">
            <text:p><text:s/>58 </text:p>
          </table:table-cell>
          <table:table-cell table:number-columns-repeated="2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5]/[.M5]*[.O4]" office:value-type="float" office:value="360" calcext:value-type="float">
            <text:p><text:s/>360 </text:p>
          </table:table-cell>
          <table:table-cell table:style-name="ce70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5]/[.R5]*[.T4]" office:value-type="float" office:value="300" calcext:value-type="float">
            <text:p><text:s/>30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float" office:value="1" calcext:value-type="float">
            <text:p><text:s/>1 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12" calcext:value-type="float">
            <text:p><text:s/>12 </text:p>
          </table:table-cell>
          <table:table-cell table:number-columns-repeated="3" office:value-type="float" office:value="12" calcext:value-type="float">
            <text:p><text:s/>12 </text:p>
          </table:table-cell>
          <table:table-cell office:value-type="float" office:value="1" calcext:value-type="float">
            <text:p><text:s/>1 </text:p>
          </table:table-cell>
          <table:table-cell table:style-name="ce29" table:formula="of:=[.J3]/[.I11]" office:value-type="float" office:value="2.10091185410334" calcext:value-type="float">
            <text:p><text:s/>2.1009 </text:p>
          </table:table-cell>
          <table:table-cell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6]/[.M6]*[.O5]" office:value-type="float" office:value="1080" calcext:value-type="float">
            <text:p><text:s/>1,080 </text:p>
          </table:table-cell>
          <table:table-cell table:style-name="ce70"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6]/[.R6]*[.T5]" office:value-type="float" office:value="750" calcext:value-type="float">
            <text:p><text:s/>75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<text:s/>72 </text:p>
          </table:table-cell>
          <table:table-cell table:number-columns-repeated="2" table:style-name="ce39" office:value-type="float" office:value="30" calcext:value-type="float">
            <text:p><text:s/>30 </text:p>
          </table:table-cell>
          <table:table-cell table:number-columns-repeated="2" office:value-type="float" office:value="30" calcext:value-type="float">
            <text:p><text:s/>30 </text:p>
          </table:table-cell>
          <table:table-cell office:value-type="float" office:value="42" calcext:value-type="float">
            <text:p><text:s/>42 </text:p>
          </table:table-cell>
          <table:table-cell office:value-type="float" office:value="94" calcext:value-type="float">
            <text:p><text:s/>94 </text:p>
          </table:table-cell>
          <table:table-cell table:number-columns-repeated="2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7]/[.M7]*[.O6]" office:value-type="float" office:value="3240" calcext:value-type="float">
            <text:p><text:s/>3,240 </text:p>
          </table:table-cell>
          <table:table-cell table:style-name="ce70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7]/[.R7]*[.T6]" office:value-type="float" office:value="1875" calcext:value-type="float">
            <text:p><text:s/>1,875 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4"/>
          <table:table-cell table:style-name="ce29" table:formula="of:=SQRT([.J4]*[.J4]+[.J6]*[.J6])" office:value-type="float" office:value="2.88036067416921" calcext:value-type="float">
            <text:p><text:s/>2.8804 </text:p>
          </table:table-cell>
          <table:table-cell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N8]/[.M8]*[.O7]" office:value-type="float" office:value="11340" calcext:value-type="float">
            <text:p><text:s/>11,340 </text:p>
          </table:table-cell>
          <table:table-cell table:style-name="ce70"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S8]/[.R8]*[.T7]" office:value-type="float" office:value="6562.5" calcext:value-type="float">
            <text:p><text:s/>6,563 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T</text:p>
          </table:table-cell>
          <table:table-cell table:style-name="ce14" office:value-type="float" office:value="8567.7" calcext:value-type="float">
            <text:p><text:s/>8,567.70 </text:p>
          </table:table-cell>
          <table:table-cell table:formula="of:=[.C5]" office:value-type="float" office:value="72" calcext:value-type="float">
            <text:p><text:s/>72 </text:p>
          </table:table-cell>
          <table:table-cell table:style-name="ce39" table:formula="of:=[.C9]*[.D5]/[.D4]" office:value-type="float" office:value="120" calcext:value-type="float">
            <text:p><text:s/>120 </text:p>
          </table:table-cell>
          <table:table-cell table:style-name="ce39" table:formula="of:=[.D9]*[.E5]/[.E4]" office:value-type="float" office:value="360" calcext:value-type="float">
            <text:p><text:s/>360 </text:p>
          </table:table-cell>
          <table:table-cell table:formula="of:=[.E9]*[.F5]/[.F4]" office:value-type="float" office:value="1080" calcext:value-type="float">
            <text:p><text:s/>1,080 </text:p>
          </table:table-cell>
          <table:table-cell table:formula="of:=[.F9]*[.G5]/[.G4]" office:value-type="float" office:value="3240" calcext:value-type="float">
            <text:p><text:s/>3,240 </text:p>
          </table:table-cell>
          <table:table-cell table:style-name="ce77" table:formula="of:=[.G9]*[.H5]/[.H4]" office:value-type="float" office:value="11340" calcext:value-type="float">
            <text:p><text:s/>11,340 </text:p>
          </table:table-cell>
          <table:table-cell table:formula="of:=[.H9]*[.I5]/[.I4]" office:value-type="float" office:value="657720" calcext:value-type="float">
            <text:p><text:s/>657,720 </text:p>
          </table:table-cell>
          <table:table-cell table:number-columns-repeated="2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3" office:value-type="float" office:value="58" calcext:value-type="float">
            <text:p><text:s/>58 </text:p>
          </table:table-cell>
          <table:table-cell table:style-name="ce70" table:formula="of:=[.N9]/[.M9]*[.O8]" office:value-type="float" office:value="657720" calcext:value-type="float">
            <text:p><text:s/>657,720 </text:p>
          </table:table-cell>
          <table:table-cell table:style-name="ce42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94" calcext:value-type="float">
            <text:p><text:s/>94 </text:p>
          </table:table-cell>
          <table:table-cell table:style-name="ce70" table:formula="of:=[.S9]/[.R9]*[.T8]" office:value-type="float" office:value="616875" calcext:value-type="float">
            <text:p><text:s/>616,875 </text:p>
          </table:table-cell>
          <table:table-cell table:style-name="ce42" office:value-type="string" calcext:value-type="string">
            <text:p>Worm Gear</text:p>
          </table:table-cell>
          <table:table-cell table:style-name="ce42"/>
          <table:table-cell>
            <draw:frame table:end-cell-address="ETX60AT.AD24" table:end-x="6.89mm" table:end-y="3.17mm" draw:z-index="0" draw:name="Chart 2" draw:style-name="gr1" draw:text-style-name="P1" svg:width="130.93mm" svg:height="76.42mm" svg:x="12.93mm" svg:y="1.06mm">
              <loext:p/>
              <draw:object draw:notify-on-update-of-ranges="ETX60AT.V27:ETX60AT.V39 ETX60AT.W26:ETX60AT.W26 ETX60AT.W27:ETX60AT.W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/>
          <table:table-cell table:style-name="ce15"/>
          <table:table-cell/>
          <table:table-cell table:style-name="ce39" table:number-columns-repeated="2"/>
          <table:table-cell table:number-columns-repeated="8"/>
          <table:table-cell table:style-name="ce71" table:formula="of:=[.O9]" office:value-type="float" office:value="657720" calcext:value-type="float">
            <text:p><text:s/>657,720 </text:p>
          </table:table-cell>
          <table:table-cell table:style-name="ce77" table:formula="of:=[.N10]*2" office:value-type="float" office:value="1315440" calcext:value-type="float">
            <text:p><text:s/>1,315,440 </text:p>
          </table:table-cell>
          <table:table-cell table:style-name="ce73" table:formula="of:=[.O10]/[.N9]" office:value-type="float" office:value="22680" calcext:value-type="float">
            <text:p><text:s/>22,680 </text:p>
          </table:table-cell>
          <table:table-cell table:style-name="ce15"/>
          <table:table-cell/>
          <table:table-cell table:style-name="ce71" table:formula="of:=[.T9]" office:value-type="float" office:value="616875" calcext:value-type="float">
            <text:p><text:s/>616,875 </text:p>
          </table:table-cell>
          <table:table-cell table:style-name="ce76" table:formula="of:=[.S10]*2" office:value-type="float" office:value="1233750" calcext:value-type="float">
            <text:p><text:s/>1,233,750 </text:p>
          </table:table-cell>
          <table:table-cell table:style-name="ce73" table:formula="of:=[.T10]/[.S9]" office:value-type="float" office:value="13125" calcext:value-type="float">
            <text:p><text:s/>13,125 </text:p>
          </table:table-cell>
          <table:table-cell table:style-name="ce73"/>
          <table:table-cell table:number-columns-repeated="1002"/>
        </table:table-row>
        <table:table-row table:style-name="ro1">
          <table:table-cell office:value-type="string" calcext:value-type="string">
            <text:p>AZ</text:p>
          </table:table-cell>
          <table:table-cell table:style-name="ce14" office:value-type="float" office:value="9134.998" calcext:value-type="float">
            <text:p><text:s/>9,135.00 </text:p>
          </table:table-cell>
          <table:table-cell table:formula="of:=[.C7]" office:value-type="float" office:value="72" calcext:value-type="float">
            <text:p><text:s/>72 </text:p>
          </table:table-cell>
          <table:table-cell table:style-name="ce39" table:formula="of:=[.C11]*[.D7]/[.D6]" office:value-type="float" office:value="120" calcext:value-type="float">
            <text:p><text:s/>120 </text:p>
          </table:table-cell>
          <table:table-cell table:style-name="ce39" table:formula="of:=[.D11]*[.E7]/[.E6]" office:value-type="float" office:value="300" calcext:value-type="float">
            <text:p><text:s/>300 </text:p>
          </table:table-cell>
          <table:table-cell table:formula="of:=[.E11]*[.F7]/[.F6]" office:value-type="float" office:value="750" calcext:value-type="float">
            <text:p><text:s/>750 </text:p>
          </table:table-cell>
          <table:table-cell table:formula="of:=[.F11]*[.G7]/[.G6]" office:value-type="float" office:value="1875" calcext:value-type="float">
            <text:p><text:s/>1,875 </text:p>
          </table:table-cell>
          <table:table-cell table:style-name="ce77" table:formula="of:=[.G11]*[.H7]/[.H6]" office:value-type="float" office:value="6562.5" calcext:value-type="float">
            <text:p><text:s/>6,563 </text:p>
          </table:table-cell>
          <table:table-cell table:formula="of:=[.H11]*[.I7]/[.I6]" office:value-type="float" office:value="616875" calcext:value-type="float">
            <text:p><text:s/>616,875 </text:p>
          </table:table-cell>
          <table:table-cell table:number-columns-repeated="4"/>
          <table:table-cell table:formula="of:=DEC2HEX([.N10])" office:value-type="string" office:string-value="A0938" calcext:value-type="string">
            <text:p>A0938</text:p>
          </table:table-cell>
          <table:table-cell table:style-name="ce73" table:formula="of:=DEC2HEX([.O10])" office:value-type="string" office:string-value="141270" calcext:value-type="string">
            <text:p><text:s/>141270 </text:p>
          </table:table-cell>
          <table:table-cell table:style-name="ce73" table:formula="of:=DEC2HEX([.P10])" office:value-type="string" office:string-value="5898" calcext:value-type="string">
            <text:p><text:s/>5898 </text:p>
          </table:table-cell>
          <table:table-cell table:style-name="ce15"/>
          <table:table-cell/>
          <table:table-cell table:formula="of:=DEC2HEX([.S10])" office:value-type="string" office:string-value="969AB" calcext:value-type="string">
            <text:p>969AB</text:p>
          </table:table-cell>
          <table:table-cell table:style-name="ce42" table:formula="of:=DEC2HEX([.T10])" office:value-type="string" office:string-value="12D356" calcext:value-type="string">
            <text:p>12D356</text:p>
          </table:table-cell>
          <table:table-cell table:style-name="ce73" table:formula="of:=DEC2HEX([.U10])" office:value-type="string" office:string-value="3345" calcext:value-type="string">
            <text:p><text:s/>3345 </text:p>
          </table:table-cell>
          <table:table-cell table:style-name="ce73"/>
          <table:table-cell table:number-columns-repeated="1002"/>
        </table:table-row>
        <table:table-row table:style-name="ro2">
          <table:table-cell/>
          <table:table-cell table:style-name="ce16" table:formula="of:=[.B11]/[.B9]" office:value-type="float" office:value="1.06621356956943" calcext:value-type="float">
            <text:p>1.06621</text:p>
          </table:table-cell>
          <table:table-cell table:number-columns-repeated="5"/>
          <table:table-cell table:style-name="ce24" office:value-type="string" office:string-value="Ratio" calcext:value-type="string">
            <text:p><text:s/>Ratio </text:p>
          </table:table-cell>
          <table:table-cell table:style-name="ce27" table:formula="of:=[.I9]/[.I11]" office:value-type="float" office:value="1.06621276595745" calcext:value-type="float">
            <text:p><text:s/>1.06621 </text:p>
          </table:table-cell>
          <table:table-cell table:style-name="ce27" table:formula="of:=1/[.I12]" office:value-type="float" office:value="0.937899106002554" calcext:value-type="float">
            <text:p><text:s/>0.93790 </text:p>
          </table:table-cell>
          <table:table-cell table:number-columns-repeated="3"/>
          <table:table-cell office:value-type="string" calcext:value-type="string">
            <text:p>Steps/degree =</text:p>
          </table:table-cell>
          <table:table-cell table:style-name="ce127" table:formula="of:=[.O10]/360" office:value-type="float" office:value="3654" calcext:value-type="float">
            <text:p>3,654.0000</text:p>
          </table:table-cell>
          <table:table-cell table:style-name="ce42"/>
          <table:table-cell table:style-name="ce15"/>
          <table:table-cell/>
          <table:table-cell office:value-type="string" calcext:value-type="string">
            <text:p>Steps/degree =</text:p>
          </table:table-cell>
          <table:table-cell table:style-name="ce127" table:formula="of:=[.T10]/360" office:value-type="float" office:value="3427.08333333333" calcext:value-type="float">
            <text:p>3,427.0833</text:p>
          </table:table-cell>
          <table:table-cell table:style-name="ce42" table:number-columns-repeated="2"/>
          <table:table-cell table:number-columns-repeated="1002"/>
        </table:table-row>
        <table:table-row table:style-name="ro2">
          <table:table-cell table:style-name="ce79" table:number-columns-repeated="14"/>
          <table:table-cell/>
          <table:table-cell table:style-name="ce172"/>
          <table:table-cell table:style-name="ce79" table:number-columns-repeated="2"/>
          <table:table-cell table:style-name="ce46"/>
          <table:table-cell table:style-name="ce79" table:number-columns-repeated="10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17"/>
          <table:table-cell table:style-name="ce67" table:formula="of:=[.S9]/[.N9]" office:value-type="float" office:value="1.62068965517241" calcext:value-type="float">
            <text:p>1.62068965517241</text:p>
          </table:table-cell>
          <table:table-cell table:style-name="ce79" table:number-columns-repeated="2"/>
          <table:table-cell table:style-name="ce15" table:formula="of:=[.T10]/24" office:value-type="float" office:value="51406.25" calcext:value-type="float">
            <text:p><text:s/>51,406.25 </text:p>
          </table:table-cell>
          <table:table-cell table:style-name="ce15"/>
          <table:table-cell table:style-name="ce79" table:number-columns-repeated="7"/>
          <table:table-cell/>
          <table:table-cell table:style-name="ce79" table:number-columns-repeated="994"/>
        </table:table-row>
        <table:table-row table:style-name="ro2">
          <table:table-cell table:number-columns-repeated="17"/>
          <table:table-cell table:style-name="ce175" table:formula="of:=[.O10]/[.T10]" office:value-type="float" office:value="1.06621276595745" calcext:value-type="float">
            <text:p>1.066212766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style-name="ce132" office:value-type="string" office:string-value="Fractional Steps per 6.55mS" calcext:value-type="string" table:number-columns-spanned="4" table:number-rows-spanned="1">
            <text:p><text:s/>Fractional Steps per 6.55mS </text:p>
          </table:table-cell>
          <table:covered-table-cell table:number-columns-repeated="3" table:style-name="ce133"/>
          <table:table-cell table:style-name="ce164" office:value-type="string" office:string-value="One Degree Rate" calcext:value-type="string" table:number-columns-spanned="2" table:number-rows-spanned="1">
            <text:p><text:s/>One Degree Rate </text:p>
          </table:table-cell>
          <table:covered-table-cell table:style-name="ce163"/>
          <table:table-cell table:number-columns-repeated="4"/>
          <table:table-cell table:formula="of:=[.U14]*[.D20]/[.D21]" office:value-type="float" office:value="51265.8347800926" calcext:value-type="float">
            <text:p><text:s/>51,266 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133" office:value-type="string" calcext:value-type="string" table:number-columns-spanned="2" table:number-rows-spanned="1">
            <text:p>Decimal fraction</text:p>
          </table:table-cell>
          <table:covered-table-cell table:style-name="ce132"/>
          <table:table-cell table:style-name="ce132" office:value-type="string" office:string-value="Hexadecimal fraction" calcext:value-type="string" table:number-columns-spanned="2" table:number-rows-spanned="1">
            <text:p><text:s/>Hexadecimal fraction </text:p>
          </table:table-cell>
          <table:covered-table-cell table:style-name="ce132"/>
          <table:table-cell table:style-name="ce163" table:number-columns-repeated="2"/>
          <table:table-cell table:number-columns-repeated="1008"/>
        </table:table-row>
        <table:table-row table:style-name="ro2">
          <table:table-cell/>
          <table:table-cell table:style-name="ce39"/>
          <table:table-cell table:style-name="ce79"/>
          <table:table-cell table:style-name="ce18" table:number-columns-repeated="2"/>
          <table:table-cell table:style-name="ce19" table:number-columns-repeated="2"/>
          <table:table-cell table:style-name="ce26" office:value-type="string" office:string-value="Alt" calcext:value-type="string">
            <text:p><text:s/>Alt </text:p>
          </table:table-cell>
          <table:table-cell table:style-name="ce26" office:value-type="string" office:string-value="Az" calcext:value-type="string">
            <text:p><text:s/>Az </text:p>
          </table:table-cell>
          <table:table-cell table:style-name="ce18"/>
          <table:table-cell table:style-name="ce111" office:value-type="string" office:string-value="Alt" calcext:value-type="string">
            <text:p><text:s/>Alt </text:p>
          </table:table-cell>
          <table:table-cell table:style-name="ce111" office:value-type="string" office:string-value="Az" calcext:value-type="string">
            <text:p><text:s/>Az </text:p>
          </table:table-cell>
          <table:table-cell table:style-name="ce111" office:value-type="string" office:string-value="Alt" calcext:value-type="string">
            <text:p><text:s/>Alt </text:p>
          </table:table-cell>
          <table:table-cell table:style-name="ce111" office:value-type="string" office:string-value="Az" calcext:value-type="string">
            <text:p><text:s/>Az </text:p>
          </table:table-cell>
          <table:table-cell table:style-name="ce163" table:number-columns-repeated="2"/>
          <table:table-cell table:number-columns-repeated="1008"/>
        </table:table-row>
        <table:table-row table:style-name="ro2">
          <table:table-cell table:style-name="ce67"/>
          <table:table-cell table:style-name="ce67" office:value-type="string" calcext:value-type="string">
            <text:p>Rates</text:p>
          </table:table-cell>
          <table:table-cell table:style-name="ce67"/>
          <table:table-cell table:style-name="ce87" table:number-columns-repeated="2"/>
          <table:table-cell table:style-name="ce87" office:value-type="string" calcext:value-type="string">
            <text:p>arcsecs/s</text:p>
          </table:table-cell>
          <table:table-cell table:style-name="ce87"/>
          <table:table-cell table:style-name="ce87" office:value-type="string" calcext:value-type="string" table:number-columns-spanned="2" table:number-rows-spanned="1">
            <text:p>Steps/sec</text:p>
          </table:table-cell>
          <table:covered-table-cell table:style-name="ce87"/>
          <table:table-cell table:style-name="ce87" table:number-columns-repeated="7"/>
          <table:table-cell table:style-name="ce67" table:number-columns-repeated="1008"/>
        </table:table-row>
        <table:table-row table:style-name="ro2">
          <table:table-cell/>
          <table:table-cell table:style-name="ce17" office:value-type="string" calcext:value-type="string">
            <text:p>Sidereal</text:p>
          </table:table-cell>
          <table:table-cell/>
          <table:table-cell table:style-name="ce19" office:value-type="float" office:value="86164" calcext:value-type="float">
            <text:p><text:s/>86,164 </text:p>
          </table:table-cell>
          <table:table-cell table:style-name="ce19"/>
          <table:table-cell table:style-name="ce18" table:formula="of:=[.D$24]/[.D20]" office:value-type="float" office:value="15.0410844436191" calcext:value-type="float">
            <text:p><text:s/>15.04 </text:p>
          </table:table-cell>
          <table:table-cell table:style-name="ce19"/>
          <table:table-cell table:style-name="ce18" table:formula="of:=[.O$10]/[.D20]" office:value-type="float" office:value="15.2667007102734" calcext:value-type="float">
            <text:p><text:s/>15.27 </text:p>
          </table:table-cell>
          <table:table-cell table:style-name="ce18" table:formula="of:=[.T$10]/[.D20]" office:value-type="float" office:value="14.318624947774" calcext:value-type="float">
            <text:p><text:s/>14.32 </text:p>
          </table:table-cell>
          <table:table-cell table:style-name="ce18"/>
          <table:table-cell table:style-name="ce147" table:formula="of:=[.H20]/[.$B$31]" office:value-type="float" office:value="0.100051849774848" calcext:value-type="float">
            <text:p>0.10005185</text:p>
          </table:table-cell>
          <table:table-cell table:style-name="ce151" table:formula="of:=[.I20]/[.$B$31]" office:value-type="float" office:value="0.0938385404577317" calcext:value-type="float">
            <text:p>0.0938</text:p>
          </table:table-cell>
          <table:table-cell table:style-name="ce154" table:formula="of:=DEC2HEX([.K20]*256*256)" office:value-type="string" office:string-value="199C" calcext:value-type="string">
            <text:p><text:s/>199C </text:p>
          </table:table-cell>
          <table:table-cell table:style-name="ce154" table:formula="of:=DEC2HEX([.L20]*256*256)" office:value-type="string" office:string-value="1805" calcext:value-type="string">
            <text:p><text:s/>1805 </text:p>
          </table:table-cell>
          <table:table-cell table:style-name="ce166" table:formula="of:=[.O12]/[.B31]" office:value-type="float" office:value="23.9468544" calcext:value-type="float">
            <text:p>23.9469</text:p>
          </table:table-cell>
          <table:table-cell table:style-name="ce173" table:formula="of:=[.T12]/[.B31]" office:value-type="float" office:value="22.4597333333333" calcext:value-type="float">
            <text:p>22.4597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/>
          <table:table-cell table:style-name="ce17" office:value-type="string" calcext:value-type="string">
            <text:p>Solar</text:p>
          </table:table-cell>
          <table:table-cell/>
          <table:table-cell table:style-name="ce19" office:value-type="float" office:value="86400" calcext:value-type="float">
            <text:p><text:s/>86,400 </text:p>
          </table:table-cell>
          <table:table-cell table:style-name="ce19"/>
          <table:table-cell table:style-name="ce18" table:formula="of:=[.D$24]/[.D21]" office:value-type="float" office:value="15" calcext:value-type="float">
            <text:p><text:s/>15.00 </text:p>
          </table:table-cell>
          <table:table-cell table:style-name="ce19"/>
          <table:table-cell table:style-name="ce18" table:formula="of:=[.O$10]/[.D21]" office:value-type="float" office:value="15.225" calcext:value-type="float">
            <text:p><text:s/>15.23 </text:p>
          </table:table-cell>
          <table:table-cell table:style-name="ce18" table:formula="of:=[.T$10]/[.D21]" office:value-type="float" office:value="14.2795138888889" calcext:value-type="float">
            <text:p><text:s/>14.28 </text:p>
          </table:table-cell>
          <table:table-cell table:style-name="ce18"/>
          <table:table-cell table:style-name="ce147" table:formula="of:=[.H21]/[.$B$31]" office:value-type="float" office:value="0.09977856" calcext:value-type="float">
            <text:p>0.09977856</text:p>
          </table:table-cell>
          <table:table-cell table:style-name="ce151" table:formula="of:=[.I21]/[.$B$31]" office:value-type="float" office:value="0.0935822222222223" calcext:value-type="float">
            <text:p>0.0936</text:p>
          </table:table-cell>
          <table:table-cell table:style-name="ce154" table:formula="of:=DEC2HEX([.K21]*256*256)" office:value-type="string" office:string-value="198B" calcext:value-type="string">
            <text:p><text:s/>198B </text:p>
          </table:table-cell>
          <table:table-cell table:style-name="ce154" table:formula="of:=DEC2HEX([.L21]*256*256)" office:value-type="string" office:string-value="17F5" calcext:value-type="string">
            <text:p><text:s/>17F5 </text:p>
          </table:table-cell>
          <table:table-cell table:style-name="ce167" table:formula="of:=QUOTIENT([.O20];1)" office:value-type="float" office:value="23" calcext:value-type="float">
            <text:p>23</text:p>
          </table:table-cell>
          <table:table-cell table:style-name="ce167" table:formula="of:=QUOTIENT([.P20];1)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17" office:value-type="string" calcext:value-type="string">
            <text:p>Lunar</text:p>
          </table:table-cell>
          <table:table-cell/>
          <table:table-cell table:style-name="ce19" office:value-type="float" office:value="89309" calcext:value-type="float">
            <text:p><text:s/>89,309 </text:p>
          </table:table-cell>
          <table:table-cell table:style-name="ce19"/>
          <table:table-cell table:style-name="ce18" table:formula="of:=[.D$24]/[.D22]" office:value-type="float" office:value="14.5114154228577" calcext:value-type="float">
            <text:p><text:s/>14.51 </text:p>
          </table:table-cell>
          <table:table-cell table:style-name="ce19"/>
          <table:table-cell table:style-name="ce18" table:formula="of:=[.O$10]/[.D22]" office:value-type="float" office:value="14.7290866542006" calcext:value-type="float">
            <text:p><text:s/>14.73 </text:p>
          </table:table-cell>
          <table:table-cell table:style-name="ce18" table:formula="of:=[.T$10]/[.D22]" office:value-type="float" office:value="13.8143972052089" calcext:value-type="float">
            <text:p><text:s/>13.81 </text:p>
          </table:table-cell>
          <table:table-cell table:style-name="ce18"/>
          <table:table-cell table:style-name="ce147" table:formula="of:=[.H22]/[.$B$31]" office:value-type="float" office:value="0.096528542296969" calcext:value-type="float">
            <text:p>0.09652854</text:p>
          </table:table-cell>
          <table:table-cell table:style-name="ce151" table:formula="of:=[.I22]/[.$B$31]" office:value-type="float" office:value="0.090534033524057" calcext:value-type="float">
            <text:p>0.0905</text:p>
          </table:table-cell>
          <table:table-cell table:style-name="ce154" table:formula="of:=DEC2HEX([.K22]*256*256)" office:value-type="string" office:string-value="18B6" calcext:value-type="string">
            <text:p><text:s/>18B6 </text:p>
          </table:table-cell>
          <table:table-cell table:style-name="ce154" table:formula="of:=DEC2HEX([.L22]*256*256)" office:value-type="string" office:string-value="172D" calcext:value-type="string">
            <text:p><text:s/>172D </text:p>
          </table:table-cell>
          <table:table-cell table:style-name="ce168" table:formula="of:=MOD([.O20];1)" office:value-type="float" office:value="0.946854399999999" calcext:value-type="float">
            <text:p>0.9469</text:p>
          </table:table-cell>
          <table:table-cell table:style-name="ce168" table:formula="of:=MOD([.P20];1)" office:value-type="float" office:value="0.459733333333311" calcext:value-type="float">
            <text:p>0.4597</text:p>
          </table:table-cell>
          <table:table-cell table:number-columns-repeated="1008"/>
        </table:table-row>
        <table:table-row table:style-name="ro2">
          <table:table-cell/>
          <table:table-cell table:style-name="ce17"/>
          <table:table-cell/>
          <table:table-cell table:style-name="ce39" table:number-columns-repeated="2"/>
          <table:table-cell table:style-name="ce15"/>
          <table:table-cell/>
          <table:table-cell table:style-name="ce15" table:number-columns-repeated="2"/>
          <table:table-cell/>
          <table:table-cell table:style-name="ce81" table:number-columns-repeated="2"/>
          <table:table-cell table:style-name="ce155" table:number-columns-repeated="2"/>
          <table:table-cell table:style-name="ce167" table:formula="of:=DEC2HEX([.O21])" office:value-type="string" office:string-value="17" calcext:value-type="string">
            <text:p>17</text:p>
          </table:table-cell>
          <table:table-cell table:style-name="ce167" table:formula="of:=DEC2HEX([.P21]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2">
          <table:table-cell/>
          <table:table-cell table:style-name="ce17" office:value-type="string" calcext:value-type="string">
            <text:p>One Arcsec</text:p>
          </table:table-cell>
          <table:table-cell/>
          <table:table-cell table:style-name="ce19" table:formula="of:=360*60*60" office:value-type="float" office:value="1296000" calcext:value-type="float">
            <text:p><text:s/>1,296,000 </text:p>
          </table:table-cell>
          <table:table-cell table:style-name="ce19" table:number-columns-repeated="3"/>
          <table:table-cell table:style-name="ce107" table:formula="of:=[.O10]/[.D24]" office:value-type="float" office:value="1.015" calcext:value-type="float">
            <text:p>1.015000</text:p>
          </table:table-cell>
          <table:table-cell table:style-name="ce107" table:formula="of:=[.T10]/[.D24]" office:value-type="float" office:value="0.951967592592593" calcext:value-type="float">
            <text:p>0.951968</text:p>
          </table:table-cell>
          <table:table-cell table:style-name="ce18" table:number-columns-repeated="3"/>
          <table:table-cell table:style-name="ce40"/>
          <table:table-cell table:style-name="ce41"/>
          <table:table-cell table:style-name="ce167" table:formula="of:=DEC2HEX([.O22]*256*256)" office:value-type="string" office:string-value="F265" calcext:value-type="string">
            <text:p>F265</text:p>
          </table:table-cell>
          <table:table-cell table:style-name="ce167" table:formula="of:=DEC2HEX([.P22]*256*256)" office:value-type="string" office:string-value="75B1" calcext:value-type="string">
            <text:p>75B1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70"/>
          <table:table-cell table:number-columns-repeated="7"/>
          <table:table-cell table:style-name="ce158"/>
          <table:table-cell table:style-name="ce167"/>
          <table:table-cell table:style-name="ce180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ETX-X0 firmware</text:p>
          </table:table-cell>
          <table:table-cell table:number-columns-repeated="2"/>
          <table:table-cell table:style-name="ce20" office:value-type="string" calcext:value-type="string">
            <text:p>HexSpeed</text:p>
          </table:table-cell>
          <table:table-cell table:style-name="ce20" office:value-type="string" calcext:value-type="string">
            <text:p>Speed</text:p>
          </table:table-cell>
          <table:table-cell table:style-name="ce20" office:value-type="string" calcext:value-type="string">
            <text:p>Time (S)</text:p>
          </table:table-cell>
          <table:table-cell table:style-name="ce20" office:value-type="string" calcext:value-type="string">
            <text:p>Ticks</text:p>
          </table:table-cell>
          <table:table-cell table:style-name="ce20" office:value-type="string" calcext:value-type="string">
            <text:p>HexTicks</text:p>
          </table:table-cell>
          <table:table-cell table:style-name="ce30" office:value-type="string" calcext:value-type="string">
            <text:p>Experimental</text:p>
            <text:p>Rate</text:p>
          </table:table-cell>
          <table:table-cell table:style-name="ce35" office:value-type="string" calcext:value-type="string">
            <text:p>Calculated</text:p>
            <text:p>Rate</text:p>
          </table:table-cell>
          <table:table-cell table:style-name="ce38" office:value-type="string" office:string-value="Ratio" calcext:value-type="string">
            <text:p><text:s/>Ratio </text:p>
          </table:table-cell>
          <table:table-cell/>
          <table:table-cell table:style-name="ce158"/>
          <table:table-cell table:style-name="ce170" office:value-type="string" office:string-value="64 x Sidereal" calcext:value-type="string" table:number-columns-spanned="2" table:number-rows-spanned="1">
            <text:p><text:s/>64 x Sidereal </text:p>
          </table:table-cell>
          <table:covered-table-cell table:style-name="ce180"/>
          <table:table-cell/>
          <table:table-cell table:style-name="ce42" table:formula="of:=[.E26]" office:value-type="string" office:string-value="HexSpeed" calcext:value-type="string">
            <text:p>HexSpeed</text:p>
          </table:table-cell>
          <table:table-cell/>
          <table:table-cell table:formula="of:=[.H26]" office:value-type="string" office:string-value="Ticks" calcext:value-type="string">
            <text:p>Ticks</text:p>
          </table:table-cell>
          <table:table-cell table:formula="of:=[.G26]" office:value-type="string" office:string-value="Time (S)" calcext:value-type="string">
            <text:p><text:s/>Time (S) </text:p>
          </table:table-cell>
          <table:table-cell table:style-name="ce20" office:value-type="string" calcext:value-type="string">
            <text:p>Speed</text:p>
          </table:table-cell>
          <table:table-cell table:style-name="ce47" table:formula="of:=[.J26]" office:value-type="string" office:string-value="Experimental&#10;Rate" calcext:value-type="string">
            <text:p>Experimental</text:p>
            <text:p>Rate</text:p>
          </table:table-cell>
          <table:table-cell table:number-columns-repeated="1001"/>
        </table:table-row>
        <table:table-row table:style-name="ro2">
          <table:table-cell table:style-name="ce72" table:number-columns-repeated="2"/>
          <table:table-cell table:style-name="ce78" table:number-columns-repeated="2"/>
          <table:table-cell table:style-name="ce83" table:number-columns-repeated="5"/>
          <table:table-cell table:style-name="ce94" table:number-columns-repeated="2"/>
          <table:table-cell table:style-name="ce103"/>
          <table:table-cell table:style-name="ce72"/>
          <table:table-cell table:style-name="ce159"/>
          <table:table-cell table:style-name="ce171" table:formula="of:=64*[.K20]" office:value-type="float" office:value="6.40331838559026" calcext:value-type="float">
            <text:p>6.4033</text:p>
          </table:table-cell>
          <table:table-cell table:style-name="ce171" table:formula="of:=64*[.L20]" office:value-type="float" office:value="6.00566658929483" calcext:value-type="float">
            <text:p>6.0057</text:p>
          </table:table-cell>
          <table:table-cell table:style-name="ce72"/>
          <table:table-cell table:style-name="ce115" table:number-columns-repeated="2"/>
          <table:table-cell table:style-name="ce72"/>
          <table:table-cell table:style-name="ce78"/>
          <table:table-cell table:style-name="ce83" office:value-type="float" office:value="0" calcext:value-type="float">
            <text:p>0.0</text:p>
          </table:table-cell>
          <table:table-cell table:style-name="ce118" office:value-type="float" office:value="0" calcext:value-type="float">
            <text:p>0.0</text:p>
          </table:table-cell>
          <table:table-cell table:style-name="ce72" table:number-columns-repeated="6"/>
          <table:table-cell table:style-name="ce78"/>
          <table:table-cell table:style-name="ce72" table:number-columns-repeated="994"/>
        </table:table-row>
        <table:table-row table:style-name="ro2">
          <table:table-cell table:number-columns-repeated="3"/>
          <table:table-cell table:formula="of:=[.H28]/[.G28]" office:value-type="float" office:value="0.302150537634409" calcext:value-type="float">
            <text:p><text:s/>0.30 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HEX2DEC([.E28])/256" office:value-type="float" office:value="0.5" calcext:value-type="float">
            <text:p>0.5</text:p>
          </table:table-cell>
          <table:table-cell table:style-name="ce21" table:formula="of:=31*60" office:value-type="float" office:value="1860" calcext:value-type="float">
            <text:p>1860</text:p>
          </table:table-cell>
          <table:table-cell table:style-name="ce21" table:formula="of:=HEX2DEC([.I28])" office:value-type="float" office:value="562" calcext:value-type="float">
            <text:p>562</text:p>
          </table:table-cell>
          <table:table-cell table:style-name="ce21" office:value-type="float" office:value="232" calcext:value-type="float">
            <text:p>232</text:p>
          </table:table-cell>
          <table:table-cell table:style-name="ce31" table:formula="of:=[.H28]/[.G28]" office:value-type="float" office:value="0.302150537634409" calcext:value-type="float">
            <text:p><text:s/>0.30 </text:p>
          </table:table-cell>
          <table:table-cell table:style-name="ce36" table:formula="of:=[.F28]*[.B$31]/256" office:value-type="float" office:value="0.298023223876953" calcext:value-type="float">
            <text:p><text:s/>0.30 </text:p>
          </table:table-cell>
          <table:table-cell table:style-name="ce36" table:formula="of:=[.K28]/[.J28]" office:value-type="float" office:value="0.986340207137247" calcext:value-type="float">
            <text:p><text:s/>0.99 </text:p>
          </table:table-cell>
          <table:table-cell/>
          <table:table-cell table:style-name="ce158"/>
          <table:table-cell table:style-name="ce167" table:formula="of:=QUOTIENT([.O27];1)" office:value-type="float" office:value="6" calcext:value-type="float">
            <text:p>6</text:p>
          </table:table-cell>
          <table:table-cell table:style-name="ce167" table:formula="of:=QUOTIENT([.P27];1)" office:value-type="float" office:value="6" calcext:value-type="float">
            <text:p>6</text:p>
          </table:table-cell>
          <table:table-cell/>
          <table:table-cell table:style-name="ce42" table:formula="of:=[.E28]" office:value-type="float" office:value="80" calcext:value-type="float">
            <text:p>80</text:p>
          </table:table-cell>
          <table:table-cell/>
          <table:table-cell table:formula="of:=[.H28]" office:value-type="float" office:value="562" calcext:value-type="float">
            <text:p>562</text:p>
          </table:table-cell>
          <table:table-cell table:formula="of:=[.G28]" office:value-type="float" office:value="1860" calcext:value-type="float">
            <text:p><text:s/>1,860 </text:p>
          </table:table-cell>
          <table:table-cell table:style-name="ce21" table:formula="of:=HEX2DEC([.R28])/256" office:value-type="float" office:value="0.5" calcext:value-type="float">
            <text:p>0.5</text:p>
          </table:table-cell>
          <table:table-cell table:style-name="ce47" table:formula="of:=[.J28]" office:value-type="float" office:value="0.302150537634409" calcext:value-type="float">
            <text:p><text:s/>0.3 </text:p>
          </table:table-cell>
          <table:table-cell table:style-name="ce75" table:formula="of:=[.W28]/[.V28]*256" office:value-type="float" office:value="154.701075268817" calcext:value-type="float">
            <text:p><text:s/>154.70 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te (Hz)</text:p>
          </table:table-cell>
          <table:table-cell office:value-type="string" office:string-value="Period (mS)" calcext:value-type="string">
            <text:p><text:s/>Period (mS) </text:p>
          </table:table-cell>
          <table:table-cell table:formula="of:=[.H29]/[.G29]" office:value-type="float" office:value="0.594444444444444" calcext:value-type="float">
            <text:p><text:s/>0.59 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30*60" office:value-type="float" office:value="1800" calcext:value-type="float">
            <text:p>1800</text:p>
          </table:table-cell>
          <table:table-cell table:style-name="ce21" table:formula="of:=HEX2DEC([.I29])" office:value-type="float" office:value="1070" calcext:value-type="float">
            <text:p>1070</text:p>
          </table:table-cell>
          <table:table-cell table:style-name="ce28" office:value-type="string" calcext:value-type="string">
            <text:p>42e</text:p>
          </table:table-cell>
          <table:table-cell table:style-name="ce32" table:formula="of:=[.H29]/[.G29]" office:value-type="float" office:value="0.594444444444444" calcext:value-type="float">
            <text:p><text:s/>0.6 </text:p>
          </table:table-cell>
          <table:table-cell table:style-name="ce37" table:formula="of:=[.F29]*[.B$31]/256" office:value-type="float" office:value="0.596046447753906" calcext:value-type="float">
            <text:p><text:s/>0.60 </text:p>
          </table:table-cell>
          <table:table-cell table:style-name="ce36" table:formula="of:=[.K29]/[.J29]" office:value-type="float" office:value="1.00269495883835" calcext:value-type="float">
            <text:p><text:s/>1.00 </text:p>
          </table:table-cell>
          <table:table-cell table:style-name="ce15" table:formula="of:=[.J29]/[.J28]" office:value-type="float" office:value="1.96737841043891" calcext:value-type="float">
            <text:p><text:s/>1.97 </text:p>
          </table:table-cell>
          <table:table-cell/>
          <table:table-cell table:style-name="ce168" table:formula="of:=MOD([.O27];1)" office:value-type="float" office:value="0.403318385590256" calcext:value-type="float">
            <text:p>0.4033</text:p>
          </table:table-cell>
          <table:table-cell table:style-name="ce168" table:formula="of:=MOD([.P27];1)" office:value-type="float" office:value="0.00566658929482777" calcext:value-type="float">
            <text:p>0.0057</text:p>
          </table:table-cell>
          <table:table-cell/>
          <table:table-cell table:style-name="ce42" table:formula="of:=[.E29]" office:value-type="float" office:value="1" calcext:value-type="float">
            <text:p>1</text:p>
          </table:table-cell>
          <table:table-cell/>
          <table:table-cell table:formula="of:=[.H29]" office:value-type="float" office:value="1070" calcext:value-type="float">
            <text:p>1070</text:p>
          </table:table-cell>
          <table:table-cell table:formula="of:=[.G29]" office:value-type="float" office:value="1800" calcext:value-type="float">
            <text:p><text:s/>1,800 </text:p>
          </table:table-cell>
          <table:table-cell table:style-name="ce21" office:value-type="float" office:value="1" calcext:value-type="float">
            <text:p>1</text:p>
          </table:table-cell>
          <table:table-cell table:style-name="ce47" table:formula="of:=[.J29]" office:value-type="float" office:value="0.594444444444444" calcext:value-type="float">
            <text:p><text:s/>0.6 </text:p>
          </table:table-cell>
          <table:table-cell table:style-name="ce75" table:formula="of:=[.W29]/[.V29]*256" office:value-type="float" office:value="152.177777777778" calcext:value-type="float">
            <text:p><text:s/>152.18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0]/[.G30]" office:value-type="float" office:value="19.0333333333333" calcext:value-type="float">
            <text:p><text:s/>19.03 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formula="of:=HEX2DEC([.E30])" office:value-type="float" office:value="32" calcext:value-type="float">
            <text:p>32</text:p>
          </table:table-cell>
          <table:table-cell table:style-name="ce21" table:formula="of:=8*60" office:value-type="float" office:value="480" calcext:value-type="float">
            <text:p>480</text:p>
          </table:table-cell>
          <table:table-cell table:style-name="ce21" table:formula="of:=HEX2DEC([.I30])" office:value-type="float" office:value="9136" calcext:value-type="float">
            <text:p>9136</text:p>
          </table:table-cell>
          <table:table-cell table:style-name="ce28" office:value-type="string" calcext:value-type="string">
            <text:p>23b0</text:p>
          </table:table-cell>
          <table:table-cell table:style-name="ce32" table:formula="of:=[.H30]/[.G30]" office:value-type="float" office:value="19.0333333333333" calcext:value-type="float">
            <text:p><text:s/>19.0 </text:p>
          </table:table-cell>
          <table:table-cell table:style-name="ce37" table:formula="of:=[.F30]*[.B$31]/256" office:value-type="float" office:value="19.073486328125" calcext:value-type="float">
            <text:p><text:s/>19.07 </text:p>
          </table:table-cell>
          <table:table-cell table:style-name="ce36" table:formula="of:=[.K30]/[.J30]" office:value-type="float" office:value="1.00210961443739" calcext:value-type="float">
            <text:p><text:s/>1.00 </text:p>
          </table:table-cell>
          <table:table-cell table:style-name="ce15" table:formula="of:=[.J30]/[.J29]" office:value-type="float" office:value="32.0186915887851" calcext:value-type="float">
            <text:p><text:s/>32.02 </text:p>
          </table:table-cell>
          <table:table-cell table:style-name="ce160"/>
          <table:table-cell table:style-name="ce167" table:formula="of:=DEC2HEX([.O28])" office:value-type="string" office:string-value="6" calcext:value-type="string">
            <text:p>6</text:p>
          </table:table-cell>
          <table:table-cell table:style-name="ce167" table:formula="of:=DEC2HEX([.P28])" office:value-type="string" office:string-value="6" calcext:value-type="string">
            <text:p>6</text:p>
          </table:table-cell>
          <table:table-cell table:style-name="ce161"/>
          <table:table-cell table:style-name="ce42" table:formula="of:=[.E30]" office:value-type="float" office:value="20" calcext:value-type="float">
            <text:p>20</text:p>
          </table:table-cell>
          <table:table-cell/>
          <table:table-cell table:formula="of:=[.H30]" office:value-type="float" office:value="9136" calcext:value-type="float">
            <text:p>9136</text:p>
          </table:table-cell>
          <table:table-cell table:formula="of:=[.G30]" office:value-type="float" office:value="480" calcext:value-type="float">
            <text:p><text:s/>480 </text:p>
          </table:table-cell>
          <table:table-cell table:style-name="ce21" table:formula="of:=HEX2DEC([.R30])" office:value-type="float" office:value="32" calcext:value-type="float">
            <text:p>32</text:p>
          </table:table-cell>
          <table:table-cell table:style-name="ce47" table:formula="of:=[.J30]" office:value-type="float" office:value="19.0333333333333" calcext:value-type="float">
            <text:p><text:s/>19.0 </text:p>
          </table:table-cell>
          <table:table-cell table:style-name="ce75" table:formula="of:=[.W30]/[.V30]*256" office:value-type="float" office:value="152.266666666667" calcext:value-type="float">
            <text:p><text:s/>152.27 </text:p>
          </table:table-cell>
          <table:table-cell table:number-columns-repeated="1000"/>
        </table:table-row>
        <table:table-row table:style-name="ro2">
          <table:table-cell/>
          <table:table-cell table:style-name="ce81" office:value-type="float" office:value="152.587890625" calcext:value-type="float">
            <text:p>152.587891</text:p>
          </table:table-cell>
          <table:table-cell table:style-name="ce15" table:formula="of:=1000/[.B31]" office:value-type="float" office:value="6.5536" calcext:value-type="float">
            <text:p><text:s/>6.55 </text:p>
          </table:table-cell>
          <table:table-cell table:formula="of:=[.H31]/[.G31]" office:value-type="float" office:value="38.0401515151515" calcext:value-type="float">
            <text:p><text:s/>38.04 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formula="of:=HEX2DEC([.E31])" office:value-type="float" office:value="64" calcext:value-type="float">
            <text:p>64</text:p>
          </table:table-cell>
          <table:table-cell table:style-name="ce21" table:formula="of:=22*60" office:value-type="float" office:value="1320" calcext:value-type="float">
            <text:p>1320</text:p>
          </table:table-cell>
          <table:table-cell table:style-name="ce21" table:formula="of:=HEX2DEC([.I31])" office:value-type="float" office:value="50213" calcext:value-type="float">
            <text:p>50213</text:p>
          </table:table-cell>
          <table:table-cell table:style-name="ce28" office:value-type="string" calcext:value-type="string">
            <text:p>0c425</text:p>
          </table:table-cell>
          <table:table-cell table:style-name="ce32" table:formula="of:=[.H31]/[.G31]" office:value-type="float" office:value="38.0401515151515" calcext:value-type="float">
            <text:p><text:s/>38.0 </text:p>
          </table:table-cell>
          <table:table-cell table:style-name="ce37" table:formula="of:=[.F31]*[.B$31]/256" office:value-type="float" office:value="38.14697265625" calcext:value-type="float">
            <text:p><text:s/>38.15 </text:p>
          </table:table-cell>
          <table:table-cell table:style-name="ce36" table:formula="of:=[.K31]/[.J31]" office:value-type="float" office:value="1.00280811555275" calcext:value-type="float">
            <text:p><text:s/>1.00 </text:p>
          </table:table-cell>
          <table:table-cell table:style-name="ce15" table:formula="of:=[.J31]/[.J30]" office:value-type="float" office:value="1.99860690972775" calcext:value-type="float">
            <text:p><text:s/>2.00 </text:p>
          </table:table-cell>
          <table:table-cell table:style-name="ce161"/>
          <table:table-cell table:style-name="ce167" table:formula="of:=DEC2HEX([.O29]*256*256)" office:value-type="string" office:string-value="673F" calcext:value-type="string">
            <text:p>673F</text:p>
          </table:table-cell>
          <table:table-cell table:style-name="ce167" table:formula="of:=DEC2HEX([.P29]*256*256)" office:value-type="string" office:string-value="173" calcext:value-type="string">
            <text:p>173</text:p>
          </table:table-cell>
          <table:table-cell table:style-name="ce160"/>
          <table:table-cell table:style-name="ce42" table:formula="of:=[.E31]" office:value-type="float" office:value="40" calcext:value-type="float">
            <text:p>40</text:p>
          </table:table-cell>
          <table:table-cell/>
          <table:table-cell table:formula="of:=[.H31]" office:value-type="float" office:value="50213" calcext:value-type="float">
            <text:p>50213</text:p>
          </table:table-cell>
          <table:table-cell table:formula="of:=[.G31]" office:value-type="float" office:value="1320" calcext:value-type="float">
            <text:p><text:s/>1,320 </text:p>
          </table:table-cell>
          <table:table-cell table:style-name="ce21" table:formula="of:=HEX2DEC([.R31])" office:value-type="float" office:value="64" calcext:value-type="float">
            <text:p>64</text:p>
          </table:table-cell>
          <table:table-cell table:style-name="ce47" table:formula="of:=[.J31]" office:value-type="float" office:value="38.0401515151515" calcext:value-type="float">
            <text:p><text:s/>38.0 </text:p>
          </table:table-cell>
          <table:table-cell table:style-name="ce75" table:formula="of:=[.W31]/[.V31]*256" office:value-type="float" office:value="152.160606060606" calcext:value-type="float">
            <text:p><text:s/>152.16 </text:p>
          </table:table-cell>
          <table:table-cell table:number-columns-repeated="1000"/>
        </table:table-row>
        <table:table-row table:style-name="ro2">
          <table:table-cell/>
          <table:table-cell table:style-name="ce81" table:formula="of:=[.J33]" office:value-type="float" office:value="152.104761904762" calcext:value-type="float">
            <text:p>152.104762</text:p>
          </table:table-cell>
          <table:table-cell table:style-name="ce15" table:formula="of:=1000/[.B32]" office:value-type="float" office:value="6.57441612923424" calcext:value-type="float">
            <text:p><text:s/>6.57 </text:p>
          </table:table-cell>
          <table:table-cell table:formula="of:=[.H32]/[.G32]" office:value-type="float" office:value="75.9333333333333" calcext:value-type="float">
            <text:p><text:s/>75.93 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HEX2DEC([.E32])" office:value-type="float" office:value="128" calcext:value-type="float">
            <text:p>128</text:p>
          </table:table-cell>
          <table:table-cell table:style-name="ce21" table:formula="of:=15*60" office:value-type="float" office:value="900" calcext:value-type="float">
            <text:p>900</text:p>
          </table:table-cell>
          <table:table-cell table:style-name="ce21" table:formula="of:=HEX2DEC([.I32])" office:value-type="float" office:value="68340" calcext:value-type="float">
            <text:p>68340</text:p>
          </table:table-cell>
          <table:table-cell table:style-name="ce28" office:value-type="string" calcext:value-type="string">
            <text:p>10af4</text:p>
          </table:table-cell>
          <table:table-cell table:style-name="ce32" table:formula="of:=[.H32]/[.G32]" office:value-type="float" office:value="75.9333333333333" calcext:value-type="float">
            <text:p><text:s/>75.9 </text:p>
          </table:table-cell>
          <table:table-cell table:style-name="ce37" table:formula="of:=[.F32]*[.B$31]/256" office:value-type="float" office:value="76.2939453125" calcext:value-type="float">
            <text:p><text:s/>76.29 </text:p>
          </table:table-cell>
          <table:table-cell table:style-name="ce36" table:formula="of:=[.K32]/[.J32]" office:value-type="float" office:value="1.00474906030509" calcext:value-type="float">
            <text:p><text:s/>1.00 </text:p>
          </table:table-cell>
          <table:table-cell table:style-name="ce15" table:formula="of:=[.J32]/[.J31]" office:value-type="float" office:value="1.996136458686" calcext:value-type="float">
            <text:p><text:s/>2.00 </text:p>
          </table:table-cell>
          <table:table-cell table:style-name="ce162" table:number-columns-repeated="4"/>
          <table:table-cell table:style-name="ce42" table:formula="of:=[.E32]" office:value-type="float" office:value="80" calcext:value-type="float">
            <text:p>80</text:p>
          </table:table-cell>
          <table:table-cell/>
          <table:table-cell table:formula="of:=[.H32]" office:value-type="float" office:value="68340" calcext:value-type="float">
            <text:p>68340</text:p>
          </table:table-cell>
          <table:table-cell table:formula="of:=[.G32]" office:value-type="float" office:value="900" calcext:value-type="float">
            <text:p><text:s/>900 </text:p>
          </table:table-cell>
          <table:table-cell table:style-name="ce21" table:formula="of:=HEX2DEC([.R32])" office:value-type="float" office:value="128" calcext:value-type="float">
            <text:p>128</text:p>
          </table:table-cell>
          <table:table-cell table:style-name="ce47" table:formula="of:=[.J32]" office:value-type="float" office:value="75.9333333333333" calcext:value-type="float">
            <text:p><text:s/>75.9 </text:p>
          </table:table-cell>
          <table:table-cell table:style-name="ce75" table:formula="of:=[.W32]/[.V32]*256" office:value-type="float" office:value="151.866666666667" calcext:value-type="float">
            <text:p><text:s/>151.87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3]/[.G33]" office:value-type="float" office:value="152.104761904762" calcext:value-type="float">
            <text:p><text:s/>152.10 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HEX2DEC([.E33])" office:value-type="float" office:value="256" calcext:value-type="float">
            <text:p>256</text:p>
          </table:table-cell>
          <table:table-cell table:style-name="ce21" table:formula="of:=14*60" office:value-type="float" office:value="840" calcext:value-type="float">
            <text:p>840</text:p>
          </table:table-cell>
          <table:table-cell table:style-name="ce21" table:formula="of:=HEX2DEC([.I33])" office:value-type="float" office:value="127768" calcext:value-type="float">
            <text:p>127768</text:p>
          </table:table-cell>
          <table:table-cell table:style-name="ce28" office:value-type="string" calcext:value-type="string">
            <text:p>1f318</text:p>
          </table:table-cell>
          <table:table-cell table:style-name="ce32" table:formula="of:=[.H33]/[.G33]" office:value-type="float" office:value="152.104761904762" calcext:value-type="float">
            <text:p><text:s/>152.1 </text:p>
          </table:table-cell>
          <table:table-cell table:style-name="ce37" table:formula="of:=[.F33]*[.B$31]/256" office:value-type="float" office:value="152.587890625" calcext:value-type="float">
            <text:p><text:s/>152.59 </text:p>
          </table:table-cell>
          <table:table-cell table:style-name="ce36" table:formula="of:=[.K33]/[.J33]" office:value-type="float" office:value="1.00317628925083" calcext:value-type="float">
            <text:p><text:s/>1.00 </text:p>
          </table:table-cell>
          <table:table-cell table:style-name="ce15" table:formula="of:=[.J33]/[.J32]" office:value-type="float" office:value="2.00313558259125" calcext:value-type="float">
            <text:p><text:s/>2.00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3]" office:value-type="float" office:value="100" calcext:value-type="float">
            <text:p>100</text:p>
          </table:table-cell>
          <table:table-cell/>
          <table:table-cell table:formula="of:=[.H33]" office:value-type="float" office:value="127768" calcext:value-type="float">
            <text:p>127768</text:p>
          </table:table-cell>
          <table:table-cell table:formula="of:=[.G33]" office:value-type="float" office:value="840" calcext:value-type="float">
            <text:p><text:s/>840 </text:p>
          </table:table-cell>
          <table:table-cell table:style-name="ce21" table:formula="of:=HEX2DEC([.R33])" office:value-type="float" office:value="256" calcext:value-type="float">
            <text:p>256</text:p>
          </table:table-cell>
          <table:table-cell table:style-name="ce47" table:formula="of:=[.J33]" office:value-type="float" office:value="152.104761904762" calcext:value-type="float">
            <text:p><text:s/>152.1 </text:p>
          </table:table-cell>
          <table:table-cell table:style-name="ce75" table:formula="of:=[.W33]/[.V33]*256" office:value-type="float" office:value="152.104761904762" calcext:value-type="float">
            <text:p><text:s/>152.10 </text:p>
          </table:table-cell>
          <table:table-cell table:style-name="ce75" table:formula="of:=1000/[.W33]" office:value-type="float" office:value="6.57441612923424" calcext:value-type="float">
            <text:p><text:s/>6.57 </text:p>
          </table:table-cell>
          <table:table-cell table:number-columns-repeated="999"/>
        </table:table-row>
        <table:table-row table:style-name="ro2">
          <table:table-cell table:number-columns-repeated="3"/>
          <table:table-cell table:formula="of:=[.H34]/[.G34]" office:value-type="float" office:value="305.044871794872" calcext:value-type="float">
            <text:p><text:s/>305.04 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HEX2DEC([.E34])" office:value-type="float" office:value="512" calcext:value-type="float">
            <text:p>512</text:p>
          </table:table-cell>
          <table:table-cell table:style-name="ce21" table:formula="of:=26*60" office:value-type="float" office:value="1560" calcext:value-type="float">
            <text:p>1560</text:p>
          </table:table-cell>
          <table:table-cell table:style-name="ce21" table:formula="of:=HEX2DEC([.I34])" office:value-type="float" office:value="475870" calcext:value-type="float">
            <text:p>475870</text:p>
          </table:table-cell>
          <table:table-cell table:style-name="ce28" office:value-type="string" calcext:value-type="string">
            <text:p>742de</text:p>
          </table:table-cell>
          <table:table-cell table:style-name="ce32" table:formula="of:=[.H34]/[.G34]" office:value-type="float" office:value="305.044871794872" calcext:value-type="float">
            <text:p><text:s/>305.0 </text:p>
          </table:table-cell>
          <table:table-cell table:style-name="ce37" table:formula="of:=[.F34]*[.B$31]/256" office:value-type="float" office:value="305.17578125" calcext:value-type="float">
            <text:p><text:s/>305.18 </text:p>
          </table:table-cell>
          <table:table-cell table:style-name="ce36" table:formula="of:=[.K34]/[.J34]" office:value-type="float" office:value="1.00042914819173" calcext:value-type="float">
            <text:p><text:s/>1.00 </text:p>
          </table:table-cell>
          <table:table-cell table:style-name="ce15" table:formula="of:=[.J34]/[.J33]" office:value-type="float" office:value="2.00549192526839" calcext:value-type="float">
            <text:p><text:s/>2.01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4]" office:value-type="float" office:value="200" calcext:value-type="float">
            <text:p>200</text:p>
          </table:table-cell>
          <table:table-cell/>
          <table:table-cell table:formula="of:=[.H34]" office:value-type="float" office:value="475870" calcext:value-type="float">
            <text:p>475870</text:p>
          </table:table-cell>
          <table:table-cell table:formula="of:=[.G34]" office:value-type="float" office:value="1560" calcext:value-type="float">
            <text:p><text:s/>1,560 </text:p>
          </table:table-cell>
          <table:table-cell table:style-name="ce21" table:formula="of:=HEX2DEC([.R34])" office:value-type="float" office:value="512" calcext:value-type="float">
            <text:p>512</text:p>
          </table:table-cell>
          <table:table-cell table:style-name="ce47" table:formula="of:=[.J34]" office:value-type="float" office:value="305.044871794872" calcext:value-type="float">
            <text:p><text:s/>305.0 </text:p>
          </table:table-cell>
          <table:table-cell table:style-name="ce75" table:formula="of:=[.W34]/[.V34]*256" office:value-type="float" office:value="152.522435897436" calcext:value-type="float">
            <text:p><text:s/>152.52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5]/[.G35]" office:value-type="float" office:value="614.116666666667" calcext:value-type="float">
            <text:p><text:s/>614.12 </text:p>
          </table:table-cell>
          <table:table-cell table:style-name="ce22" office:value-type="float" office:value="400" calcext:value-type="float">
            <text:p><text:s/>400 </text:p>
          </table:table-cell>
          <table:table-cell table:style-name="ce21" table:formula="of:=HEX2DEC([.E35])" office:value-type="float" office:value="1024" calcext:value-type="float">
            <text:p>1024</text:p>
          </table:table-cell>
          <table:table-cell table:style-name="ce21" table:formula="of:=2*60" office:value-type="float" office:value="120" calcext:value-type="float">
            <text:p>120</text:p>
          </table:table-cell>
          <table:table-cell table:style-name="ce21" table:formula="of:=HEX2DEC([.I35])" office:value-type="float" office:value="73694" calcext:value-type="float">
            <text:p>73694</text:p>
          </table:table-cell>
          <table:table-cell table:style-name="ce28" office:value-type="string" calcext:value-type="string">
            <text:p>011fde</text:p>
          </table:table-cell>
          <table:table-cell table:style-name="ce32" table:formula="of:=[.H35]/[.G35]" office:value-type="float" office:value="614.116666666667" calcext:value-type="float">
            <text:p><text:s/>614.1 </text:p>
          </table:table-cell>
          <table:table-cell table:style-name="ce37" table:formula="of:=[.F35]*[.B$31]/256" office:value-type="float" office:value="610.3515625" calcext:value-type="float">
            <text:p><text:s/>610.35 </text:p>
          </table:table-cell>
          <table:table-cell table:style-name="ce36" table:formula="of:=[.K35]/[.J35]" office:value-type="float" office:value="0.993869073465954" calcext:value-type="float">
            <text:p><text:s/>0.99 </text:p>
          </table:table-cell>
          <table:table-cell table:style-name="ce15" table:formula="of:=[.J35]/[.J34]" office:value-type="float" office:value="2.01320108432975" calcext:value-type="float">
            <text:p><text:s/>2.01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5]" office:value-type="float" office:value="400" calcext:value-type="float">
            <text:p>400</text:p>
          </table:table-cell>
          <table:table-cell/>
          <table:table-cell table:formula="of:=[.H35]" office:value-type="float" office:value="73694" calcext:value-type="float">
            <text:p>73694</text:p>
          </table:table-cell>
          <table:table-cell table:formula="of:=[.G35]" office:value-type="float" office:value="120" calcext:value-type="float">
            <text:p><text:s/>120 </text:p>
          </table:table-cell>
          <table:table-cell table:style-name="ce21" table:formula="of:=HEX2DEC([.R35])" office:value-type="float" office:value="1024" calcext:value-type="float">
            <text:p>1024</text:p>
          </table:table-cell>
          <table:table-cell table:style-name="ce47" table:formula="of:=[.J35]" office:value-type="float" office:value="614.116666666667" calcext:value-type="float">
            <text:p><text:s/>614.1 </text:p>
          </table:table-cell>
          <table:table-cell table:style-name="ce75" table:formula="of:=[.W35]/[.V35]*256" office:value-type="float" office:value="153.529166666667" calcext:value-type="float">
            <text:p><text:s/>153.53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6]/[.G36]" office:value-type="float" office:value="1200.05" calcext:value-type="float">
            <text:p><text:s/>1,200.05 </text:p>
          </table:table-cell>
          <table:table-cell table:style-name="ce22" office:value-type="float" office:value="800" calcext:value-type="float">
            <text:p><text:s/>800 </text:p>
          </table:table-cell>
          <table:table-cell table:style-name="ce21" table:formula="of:=HEX2DEC([.E36])" office:value-type="float" office:value="2048" calcext:value-type="float">
            <text:p>2048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21" table:formula="of:=HEX2DEC([.I36])" office:value-type="float" office:value="72003" calcext:value-type="float">
            <text:p>72003</text:p>
          </table:table-cell>
          <table:table-cell table:style-name="ce28" office:value-type="float" office:value="11943" calcext:value-type="float">
            <text:p>11943</text:p>
          </table:table-cell>
          <table:table-cell table:style-name="ce32" table:formula="of:=[.H36]/[.G36]" office:value-type="float" office:value="1200.05" calcext:value-type="float">
            <text:p><text:s/>1,200.1 </text:p>
          </table:table-cell>
          <table:table-cell table:style-name="ce37" table:formula="of:=[.F36]*[.B$31]/256" office:value-type="float" office:value="1220.703125" calcext:value-type="float">
            <text:p><text:s/>1,220.70 </text:p>
          </table:table-cell>
          <table:table-cell table:style-name="ce36" table:formula="of:=[.K36]/[.J36]" office:value-type="float" office:value="1.01721022040748" calcext:value-type="float">
            <text:p><text:s/>1.02 </text:p>
          </table:table-cell>
          <table:table-cell table:style-name="ce15" table:formula="of:=[.J36]/[.J35]" office:value-type="float" office:value="1.95410752571444" calcext:value-type="float">
            <text:p><text:s/>1.95 </text:p>
          </table:table-cell>
          <table:table-cell table:number-columns-repeated="4"/>
          <table:table-cell table:style-name="ce42" table:formula="of:=[.E36]" office:value-type="float" office:value="800" calcext:value-type="float">
            <text:p>800</text:p>
          </table:table-cell>
          <table:table-cell/>
          <table:table-cell table:formula="of:=[.H36]" office:value-type="float" office:value="72003" calcext:value-type="float">
            <text:p>72003</text:p>
          </table:table-cell>
          <table:table-cell table:formula="of:=[.G36]" office:value-type="float" office:value="60" calcext:value-type="float">
            <text:p><text:s/>60 </text:p>
          </table:table-cell>
          <table:table-cell table:style-name="ce21" table:formula="of:=HEX2DEC([.R36])" office:value-type="float" office:value="2048" calcext:value-type="float">
            <text:p>2048</text:p>
          </table:table-cell>
          <table:table-cell table:style-name="ce47" table:formula="of:=[.J36]" office:value-type="float" office:value="1200.05" calcext:value-type="float">
            <text:p><text:s/>1,200.1 </text:p>
          </table:table-cell>
          <table:table-cell table:style-name="ce75" table:formula="of:=[.W36]/[.V36]*256" office:value-type="float" office:value="150.00625" calcext:value-type="float">
            <text:p><text:s/>150.01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7]/[.G37]" office:value-type="float" office:value="2436.91666666667" calcext:value-type="float">
            <text:p><text:s/>2,436.92 </text:p>
          </table:table-cell>
          <table:table-cell table:style-name="ce22" office:value-type="float" office:value="1000" calcext:value-type="float">
            <text:p><text:s/>1,000 </text:p>
          </table:table-cell>
          <table:table-cell table:style-name="ce21" table:formula="of:=HEX2DEC([.E37])" office:value-type="float" office:value="4096" calcext:value-type="float">
            <text:p>4096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formula="of:=HEX2DEC([.I37])" office:value-type="float" office:value="146215" calcext:value-type="float">
            <text:p>146215</text:p>
          </table:table-cell>
          <table:table-cell table:style-name="ce28" office:value-type="string" calcext:value-type="string">
            <text:p>23b27</text:p>
          </table:table-cell>
          <table:table-cell table:style-name="ce32" table:formula="of:=[.H37]/[.G37]" office:value-type="float" office:value="2436.91666666667" calcext:value-type="float">
            <text:p><text:s/>2,436.9 </text:p>
          </table:table-cell>
          <table:table-cell table:style-name="ce37" table:formula="of:=[.F37]*[.B$31]/256" office:value-type="float" office:value="2441.40625" calcext:value-type="float">
            <text:p><text:s/>2,441.41 </text:p>
          </table:table-cell>
          <table:table-cell table:style-name="ce36" table:formula="of:=[.K37]/[.J37]" office:value-type="float" office:value="1.00184232123927" calcext:value-type="float">
            <text:p><text:s/>1.00 </text:p>
          </table:table-cell>
          <table:table-cell table:style-name="ce15" table:formula="of:=[.J37]/[.J36]" office:value-type="float" office:value="2.03067927725234" calcext:value-type="float">
            <text:p><text:s/>2.03 </text:p>
          </table:table-cell>
          <table:table-cell table:number-columns-repeated="4"/>
          <table:table-cell table:style-name="ce42" table:formula="of:=[.E37]" office:value-type="float" office:value="1000" calcext:value-type="float">
            <text:p>1000</text:p>
          </table:table-cell>
          <table:table-cell/>
          <table:table-cell table:formula="of:=[.H37]" office:value-type="float" office:value="146215" calcext:value-type="float">
            <text:p>146215</text:p>
          </table:table-cell>
          <table:table-cell table:formula="of:=[.G37]" office:value-type="float" office:value="60" calcext:value-type="float">
            <text:p><text:s/>60 </text:p>
          </table:table-cell>
          <table:table-cell table:style-name="ce21" table:formula="of:=HEX2DEC([.R37])" office:value-type="float" office:value="4096" calcext:value-type="float">
            <text:p>4096</text:p>
          </table:table-cell>
          <table:table-cell table:style-name="ce47" table:formula="of:=[.J37]" office:value-type="float" office:value="2436.91666666667" calcext:value-type="float">
            <text:p><text:s/>2,436.9 </text:p>
          </table:table-cell>
          <table:table-cell table:style-name="ce75" table:formula="of:=[.W37]/[.V37]*256" office:value-type="float" office:value="152.307291666667" calcext:value-type="float">
            <text:p><text:s/>152.31 </text:p>
          </table:table-cell>
          <table:table-cell table:style-name="ce15"/>
          <table:table-cell table:number-columns-repeated="999"/>
        </table:table-row>
        <table:table-row table:style-name="ro1">
          <table:table-cell table:number-columns-repeated="3"/>
          <table:table-cell table:formula="of:=[.H38]/[.G38]" office:value-type="float" office:value="4957.3" calcext:value-type="float">
            <text:p><text:s/>4,957.30 </text:p>
          </table:table-cell>
          <table:table-cell table:style-name="ce22" office:value-type="float" office:value="2000" calcext:value-type="float">
            <text:p><text:s/>2,000 </text:p>
          </table:table-cell>
          <table:table-cell table:style-name="ce21" table:formula="of:=HEX2DEC([.E38])" office:value-type="float" office:value="8192" calcext:value-type="float">
            <text:p>8192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HEX2DEC([.I38])" office:value-type="float" office:value="148719" calcext:value-type="float">
            <text:p>148719</text:p>
          </table:table-cell>
          <table:table-cell table:style-name="ce28" office:value-type="string" calcext:value-type="string">
            <text:p>244ef</text:p>
          </table:table-cell>
          <table:table-cell table:style-name="ce32" table:formula="of:=[.H38]/[.G38]" office:value-type="float" office:value="4957.3" calcext:value-type="float">
            <text:p><text:s/>4,957.3 </text:p>
          </table:table-cell>
          <table:table-cell table:style-name="ce37" table:formula="of:=[.F38]*[.B$31]/256" office:value-type="float" office:value="4882.8125" calcext:value-type="float">
            <text:p><text:s/>4,882.81 </text:p>
          </table:table-cell>
          <table:table-cell table:style-name="ce36" table:formula="of:=[.K38]/[.J38]" office:value-type="float" office:value="0.984974179492869" calcext:value-type="float">
            <text:p><text:s/>0.98 </text:p>
          </table:table-cell>
          <table:table-cell table:style-name="ce15" table:formula="of:=[.J38]/[.J37]" office:value-type="float" office:value="2.03425093184694" calcext:value-type="float">
            <text:p><text:s/>2.03 </text:p>
          </table:table-cell>
          <table:table-cell table:number-columns-repeated="4"/>
          <table:table-cell table:style-name="ce42" table:formula="of:=[.E38]" office:value-type="float" office:value="2000" calcext:value-type="float">
            <text:p>2000</text:p>
          </table:table-cell>
          <table:table-cell/>
          <table:table-cell table:formula="of:=[.H38]" office:value-type="float" office:value="148719" calcext:value-type="float">
            <text:p>148719</text:p>
          </table:table-cell>
          <table:table-cell table:formula="of:=[.G38]" office:value-type="float" office:value="30" calcext:value-type="float">
            <text:p><text:s/>30 </text:p>
          </table:table-cell>
          <table:table-cell table:style-name="ce21" table:formula="of:=HEX2DEC([.R38])" office:value-type="float" office:value="8192" calcext:value-type="float">
            <text:p>8192</text:p>
          </table:table-cell>
          <table:table-cell table:style-name="ce47" table:formula="of:=[.J38]" office:value-type="float" office:value="4957.3" calcext:value-type="float">
            <text:p><text:s/>4,957.3 </text:p>
          </table:table-cell>
          <table:table-cell table:style-name="ce75" table:formula="of:=[.W38]/[.V38]*256" office:value-type="float" office:value="154.915625" calcext:value-type="float">
            <text:p><text:s/>154.92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H39]/[.G39]" office:value-type="float" office:value="9567.43333333333" calcext:value-type="float">
            <text:p><text:s/>9,567.43 </text:p>
          </table:table-cell>
          <table:table-cell table:style-name="ce22" office:value-type="float" office:value="4000" calcext:value-type="float">
            <text:p><text:s/>4,000 </text:p>
          </table:table-cell>
          <table:table-cell table:style-name="ce21" table:formula="of:=HEX2DEC([.E39])" office:value-type="float" office:value="16384" calcext:value-type="float">
            <text:p>16384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HEX2DEC([.I39])" office:value-type="float" office:value="287023" calcext:value-type="float">
            <text:p>287023</text:p>
          </table:table-cell>
          <table:table-cell table:style-name="ce28" office:value-type="string" calcext:value-type="string">
            <text:p>4612f</text:p>
          </table:table-cell>
          <table:table-cell table:style-name="ce32" table:formula="of:=[.H39]/[.G39]" office:value-type="float" office:value="9567.43333333333" calcext:value-type="float">
            <text:p><text:s/>9,567.4 </text:p>
          </table:table-cell>
          <table:table-cell table:style-name="ce37" table:formula="of:=[.F39]*[.B$31]/256" office:value-type="float" office:value="9765.625" calcext:value-type="float">
            <text:p><text:s/>9,765.63 </text:p>
          </table:table-cell>
          <table:table-cell table:style-name="ce36" table:formula="of:=[.K39]/[.J39]" office:value-type="float" office:value="1.02071523884845" calcext:value-type="float">
            <text:p><text:s/>1.02 </text:p>
          </table:table-cell>
          <table:table-cell table:style-name="ce15" table:formula="of:=[.J39]/[.J38]" office:value-type="float" office:value="1.92996859849784" calcext:value-type="float">
            <text:p><text:s/>1.93 </text:p>
          </table:table-cell>
          <table:table-cell table:number-columns-repeated="4"/>
          <table:table-cell table:style-name="ce42" table:formula="of:=[.E39]" office:value-type="float" office:value="4000" calcext:value-type="float">
            <text:p>4000</text:p>
          </table:table-cell>
          <table:table-cell/>
          <table:table-cell table:formula="of:=[.H39]" office:value-type="float" office:value="287023" calcext:value-type="float">
            <text:p>287023</text:p>
          </table:table-cell>
          <table:table-cell table:formula="of:=[.G39]" office:value-type="float" office:value="30" calcext:value-type="float">
            <text:p><text:s/>30 </text:p>
          </table:table-cell>
          <table:table-cell table:style-name="ce21" table:formula="of:=HEX2DEC([.R39])" office:value-type="float" office:value="16384" calcext:value-type="float">
            <text:p>16384</text:p>
          </table:table-cell>
          <table:table-cell table:style-name="ce47" table:formula="of:=[.J39]" office:value-type="float" office:value="9567.43333333333" calcext:value-type="float">
            <text:p><text:s/>9,567.4 </text:p>
          </table:table-cell>
          <table:table-cell table:style-name="ce75" table:formula="of:=[.W39]/[.V39]*256" office:value-type="float" office:value="149.491145833333" calcext:value-type="float">
            <text:p><text:s/>149.49 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75" table:formula="of:=AVERAGE([.X28:.X39])" office:value-type="float" office:value="152.337455784117" calcext:value-type="float">
            <text:p><text:s/>152.34 </text:p>
          </table:table-cell>
          <table:table-cell table:style-name="ce75" table:formula="of:=1000/[.X40]" office:value-type="float" office:value="6.56437377697275" calcext:value-type="float">
            <text:p><text:s/>6.56 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82" office:value-type="float" office:value="9024000" calcext:value-type="float">
            <text:p><text:s/>9,024,000 </text:p>
          </table:table-cell>
          <table:table-cell table:style-name="ce84" table:formula="of:=[.B43]/[.O10]" office:value-type="float" office:value="6.86006203247583" calcext:value-type="float">
            <text:p>6.86006203</text:p>
          </table:table-cell>
          <table:table-cell table:style-name="ce84" table:formula="of:=[.O10]/[.B43]" office:value-type="float" office:value="0.145771276595745" calcext:value-type="float">
            <text:p>0.14577128</text:p>
          </table:table-cell>
          <table:table-cell/>
          <table:table-cell office:value-type="float" office:value="10644608" calcext:value-type="float">
            <text:p><text:s/>10,644,608 </text:p>
          </table:table-cell>
          <table:table-cell table:formula="of:=[.F43]/[.C43]" office:value-type="float" office:value="1551678.09702128" calcext:value-type="float">
            <text:p><text:s/>1,551,678 </text:p>
          </table:table-cell>
          <table:table-cell/>
          <table:table-cell table:formula="of:=[.F43]+[.B43]" office:value-type="float" office:value="19668608" calcext:value-type="float">
            <text:p><text:s/>19,668,608 </text:p>
          </table:table-cell>
          <table:table-cell table:formula="of:=HEX2DEC(200000)" office:value-type="float" office:value="2097152" calcext:value-type="float">
            <text:p><text:s/>2,097,152.00 </text:p>
          </table:table-cell>
          <table:table-cell table:formula="of:=[.J43]+[.O10]" office:value-type="float" office:value="3412592" calcext:value-type="float">
            <text:p><text:s/>3,412,592.00 </text:p>
          </table:table-cell>
          <table:table-cell table:number-columns-repeated="1013"/>
        </table:table-row>
        <table:table-row table:style-name="ro2">
          <table:table-cell/>
          <table:table-cell table:style-name="ce85" table:formula="of:=[.B43]/64" office:value-type="float" office:value="141000" calcext:value-type="float">
            <text:p>141,000</text:p>
          </table:table-cell>
          <table:table-cell table:style-name="ce84" table:formula="of:=[.B43]/[.T10]" office:value-type="float" office:value="7.31428571428571" calcext:value-type="float">
            <text:p>7.31428571</text:p>
          </table:table-cell>
          <table:table-cell table:style-name="ce84" table:formula="of:=[.T10]/[.B43]" office:value-type="float" office:value="0.13671875" calcext:value-type="float">
            <text:p>0.13671875</text:p>
          </table:table-cell>
          <table:table-cell/>
          <table:table-cell table:formula="of:=HEX2DEC(800000)" office:value-type="float" office:value="8388608" calcext:value-type="float">
            <text:p><text:s/>8,388,608 </text:p>
          </table:table-cell>
          <table:table-cell table:formula="of:=[.F44]/[.C44]" office:value-type="float" office:value="1146880" calcext:value-type="float">
            <text:p><text:s/>1,146,880 </text:p>
          </table:table-cell>
          <table:table-cell/>
          <table:table-cell table:formula="of:=[.F43]-[.B43]" office:value-type="float" office:value="1620608" calcext:value-type="float">
            <text:p><text:s/>1,620,608 </text:p>
          </table:table-cell>
          <table:table-cell/>
          <table:table-cell table:formula="of:=[.J43]-[.O10]" office:value-type="float" office:value="781712" calcext:value-type="float">
            <text:p><text:s/>781,712.00 </text:p>
          </table:table-cell>
          <table:table-cell table:number-columns-repeated="1013"/>
        </table:table-row>
        <table:table-row table:style-name="ro2">
          <table:table-cell/>
          <table:table-cell table:formula="of:=DEC2HEX([.B44])" office:value-type="string" office:string-value="226C8" calcext:value-type="string">
            <text:p>226C8</text:p>
          </table:table-cell>
          <table:table-cell office:value-type="string" office:string-value="GMS sidereal" calcext:value-type="string">
            <text:p><text:s/>GMS sidereal </text:p>
          </table:table-cell>
          <table:table-cell office:value-type="string" office:string-value="GMS per RAD" calcext:value-type="string">
            <text:p><text:s/>GMS per RAD </text:p>
          </table:table-cell>
          <table:table-cell table:number-columns-repeated="2"/>
          <table:table-cell table:style-name="ce109" office:value-type="string" office:string-value="EQ6" calcext:value-type="string">
            <text:p><text:s/>EQ6 </text:p>
          </table:table-cell>
          <table:table-cell table:style-name="ce109" table:formula="of:=DEC2HEX([.I45])" office:value-type="string" office:string-value="15EA36" calcext:value-type="string">
            <text:p><text:s/>15EA36 </text:p>
          </table:table-cell>
          <table:table-cell table:style-name="ce122" table:formula="of:=[.D46]" office:value-type="float" office:value="1436214.20646126" calcext:value-type="float">
            <text:p>1,436,21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0" table:formula="of:=[.B43]/[.D20]" office:value-type="float" office:value="104.730513903718" calcext:value-type="float">
            <text:p>104.73</text:p>
          </table:table-cell>
          <table:table-cell table:style-name="ce98" table:formula="of:=[.B43]/(2*PI())" office:value-type="float" office:value="1436214.20646126" calcext:value-type="float">
            <text:p>1,436,214</text:p>
          </table:table-cell>
          <table:table-cell/>
          <table:table-cell table:style-name="ce84" table:formula="of:=1/[.D46]" office:value-type="float" office:value="0.000000696274967550929" calcext:value-type="float">
            <text:p>0.00000070</text:p>
          </table:table-cell>
          <table:table-cell table:style-name="ce109" office:value-type="string" office:string-value="80GT" calcext:value-type="string">
            <text:p><text:s/>80GT </text:p>
          </table:table-cell>
          <table:table-cell table:style-name="ce113" office:value-type="string" office:string-value="162B97" calcext:value-type="string">
            <text:p><text:s/>162B97 </text:p>
          </table:table-cell>
          <table:table-cell table:style-name="ce123" table:formula="of:=HEX2DEC([.H46])" office:value-type="float" office:value="1452951" calcext:value-type="float">
            <text:p><text:s/>1,452,951 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'b’ value</text:p>
          </table:table-cell>
          <table:table-cell table:style-name="ce91" office:value-type="float" office:value="64935" calcext:value-type="float">
            <text:p>64935</text:p>
          </table:table-cell>
          <table:table-cell table:formula="of:=[.D46]/[.C47]" office:value-type="float" office:value="22.1177208972244" calcext:value-type="float">
            <text:p><text:s/>22.12 </text:p>
          </table:table-cell>
          <table:table-cell table:formula="of:=[.C47]/[.C46]" office:value-type="float" office:value="620.019873670213" calcext:value-type="float">
            <text:p><text:s/>620.02 </text:p>
          </table:table-cell>
          <table:table-cell table:style-name="ce105"/>
          <table:table-cell table:style-name="ce109" office:value-type="string" office:string-value="114GT" calcext:value-type="string">
            <text:p><text:s/>114GT </text:p>
          </table:table-cell>
          <table:table-cell table:style-name="ce114" office:value-type="float" office:value="205318" calcext:value-type="float">
            <text:p>205318</text:p>
          </table:table-cell>
          <table:table-cell table:style-name="ce123" table:formula="of:=HEX2DEC([.H47])" office:value-type="float" office:value="2118424" calcext:value-type="float">
            <text:p><text:s/>2,118,424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epTimeFreq</text:p>
          </table:table-cell>
          <table:table-cell table:style-name="ce73" table:formula="of:=DEC2HEX([.C47])" office:value-type="string" office:string-value="FDA7" calcext:value-type="string">
            <text:p><text:s/>FDA7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adRatetoInt</text:p>
          </table:table-cell>
          <table:table-cell table:style-name="ce92" table:formula="of:=[.C47]*2*PI()/[.B44]" office:value-type="float" office:value="2.89360736114685" calcext:value-type="float">
            <text:p>2.89</text:p>
          </table:table-cell>
          <table:table-cell table:number-columns-repeated="3"/>
          <table:table-cell table:style-name="ce93" table:formula="of:=[.B43]/[.N9]" office:value-type="float" office:value="155586.206896552" calcext:value-type="float">
            <text:p>155,586</text:p>
          </table:table-cell>
          <table:table-cell table:style-name="ce93" table:formula="of:=[.B43]/[.S9]" office:value-type="float" office:value="96000" calcext:value-type="float">
            <text:p>96,00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3" table:formula="of:=DEC2HEX([.G49])" office:value-type="string" office:string-value="25FC2" calcext:value-type="string">
            <text:p><text:s/>25FC2 </text:p>
          </table:table-cell>
          <table:table-cell table:style-name="ce73" table:formula="of:=DEC2HEX([.H49])" office:value-type="string" office:string-value="17700" calcext:value-type="string">
            <text:p><text:s/>17700 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ce116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al Data" table:style-name="ta3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9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default-cell-style-name="ce1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1006" table:default-cell-style-name="Default"/>
        <table:table-row table:style-name="ro5">
          <table:table-cell/>
          <table:table-cell table:style-name="ce51" office:value-type="string" office:string-value="RA(Hr)" calcext:value-type="string">
            <text:p><text:s/>RA(Hr) </text:p>
          </table:table-cell>
          <table:table-cell table:style-name="ce52" table:number-columns-repeated="3"/>
          <table:table-cell table:style-name="ce121" office:value-type="string" calcext:value-type="string" table:number-columns-spanned="6" table:number-rows-spanned="1">
            <text:p>Experimental Data - <text:span text:style-name="T1">Sidereal Rate</text:span></text:p>
          </table:table-cell>
          <table:covered-table-cell table:number-columns-repeated="5" table:style-name="ce198"/>
          <table:table-cell table:number-columns-repeated="1013"/>
        </table:table-row>
        <table:table-row table:style-name="ro2">
          <table:table-cell/>
          <table:table-cell table:style-name="ce52" office:value-type="float" office:value="0" calcext:value-type="float">
            <text:p><text:s/>- </text:p>
          </table:table-cell>
          <table:table-cell table:style-name="ce55" table:formula="of:=[$'Experimental Data'.J$11]*[.B2]" office:value-type="float" office:value="0" calcext:value-type="float">
            <text:p><text:s/>- </text:p>
          </table:table-cell>
          <table:table-cell table:style-name="ce51" table:formula="of:=DEC2HEX([.C2])" office:value-type="string" office:string-value="0" calcext:value-type="string">
            <text:p><text:s/>0 </text:p>
          </table:table-cell>
          <table:table-cell table:style-name="ce57" table:formula="of:=[.C2]/[$ETX60AT.S$10]" office:value-type="float" office:value="0" calcext:value-type="float">
            <text:p><text:s/>- </text:p>
          </table:table-cell>
          <table:table-cell table:style-name="ce49" office:value-type="string" calcext:value-type="string" table:number-columns-spanned="6" table:number-rows-spanned="1">
            <text:p>RA Ticks measured over a time Period</text:p>
          </table:table-cell>
          <table:covered-table-cell table:number-columns-repeated="5" table:style-name="ce198"/>
          <table:table-cell table:number-columns-repeated="1013"/>
        </table:table-row>
        <table:table-row table:style-name="ro6">
          <table:table-cell/>
          <table:table-cell table:style-name="ce53" table:formula="of:=[.B2]+1" office:value-type="float" office:value="1" calcext:value-type="float">
            <text:p><text:s/>1.00 </text:p>
          </table:table-cell>
          <table:table-cell table:style-name="ce55" table:formula="of:=[$'Experimental Data'.J$11]*[.B3]" office:value-type="float" office:value="51292" calcext:value-type="float">
            <text:p><text:s/>51,292 </text:p>
          </table:table-cell>
          <table:table-cell table:style-name="ce51" table:formula="of:=DEC2HEX([.C3])" office:value-type="string" office:string-value="C85C" calcext:value-type="string">
            <text:p><text:s/>C85C </text:p>
          </table:table-cell>
          <table:table-cell table:style-name="ce57" table:formula="of:=[.C3]/[$ETX60AT.S$10]" office:value-type="float" office:value="0.083148125633232" calcext:value-type="float">
            <text:p><text:s/>0.08 </text:p>
          </table:table-cell>
          <table:table-cell table:style-name="ce50" office:value-type="string" calcext:value-type="string">
            <text:p>Time period</text:p>
            <text:p>(min)</text:p>
          </table:table-cell>
          <table:table-cell table:style-name="ce198"/>
          <table:table-cell table:style-name="ce50" office:value-type="string" calcext:value-type="string">
            <text:p>Ticks</text:p>
            <text:p>Data</text:p>
          </table:table-cell>
          <table:table-cell table:style-name="ce198"/>
          <table:table-cell table:style-name="ce26" office:value-type="string" office:string-value="Ticks/Minute" calcext:value-type="string">
            <text:p><text:s/>Ticks/Minute </text:p>
          </table:table-cell>
          <table:table-cell table:style-name="ce198" office:value-type="string" calcext:value-type="string">
            <text:p>Ticks/s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3]+1" office:value-type="float" office:value="2" calcext:value-type="float">
            <text:p><text:s/>2.00 </text:p>
          </table:table-cell>
          <table:table-cell table:style-name="ce55" table:formula="of:=[$'Experimental Data'.J$11]*[.B4]" office:value-type="float" office:value="102584" calcext:value-type="float">
            <text:p><text:s/>102,584 </text:p>
          </table:table-cell>
          <table:table-cell table:style-name="ce51" table:formula="of:=DEC2HEX([.C4])" office:value-type="string" office:string-value="190B8" calcext:value-type="string">
            <text:p><text:s/>190B8 </text:p>
          </table:table-cell>
          <table:table-cell table:style-name="ce57" table:formula="of:=[.C4]/[$ETX60AT.S$10]" office:value-type="float" office:value="0.166296251266464" calcext:value-type="float">
            <text:p><text:s/>0.17 </text:p>
          </table:table-cell>
          <table:table-cell table:style-name="ce40" office:value-type="float" office:value="0" calcext:value-type="float">
            <text:p>0</text:p>
          </table:table-cell>
          <table:table-cell table:style-name="ce19" table:formula="of:=[.I4]" office:value-type="float" office:value="0" calcext:value-type="float">
            <text:p><text:s/>- </text:p>
          </table:table-cell>
          <table:table-cell table:style-name="ce56" office:value-type="float" office:value="0" calcext:value-type="float">
            <text:p><text:s/>- </text:p>
          </table:table-cell>
          <table:table-cell table:style-name="ce19" table:formula="of:=HEX2DEC([.H4])" office:value-type="float" office:value="0" calcext:value-type="float">
            <text:p><text:s/>- </text:p>
          </table:table-cell>
          <table:table-cell table:style-name="ce19"/>
          <table:table-cell table:style-name="ce41" office:value-type="float" office:value="3600" calcext:value-type="float">
            <text:p>3600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4]+1" office:value-type="float" office:value="3" calcext:value-type="float">
            <text:p><text:s/>3.00 </text:p>
          </table:table-cell>
          <table:table-cell table:style-name="ce55" table:formula="of:=[$'Experimental Data'.J$11]*[.B5]" office:value-type="float" office:value="153876" calcext:value-type="float">
            <text:p><text:s/>153,876 </text:p>
          </table:table-cell>
          <table:table-cell table:style-name="ce51" table:formula="of:=DEC2HEX([.C5])" office:value-type="string" office:string-value="25914" calcext:value-type="string">
            <text:p><text:s/>25914 </text:p>
          </table:table-cell>
          <table:table-cell table:style-name="ce57" table:formula="of:=[.C5]/[$ETX60AT.S$10]" office:value-type="float" office:value="0.249444376899696" calcext:value-type="float">
            <text:p><text:s/>0.25 </text:p>
          </table:table-cell>
          <table:table-cell table:style-name="ce40" office:value-type="float" office:value="6" calcext:value-type="float">
            <text:p>6</text:p>
          </table:table-cell>
          <table:table-cell table:style-name="ce19" table:formula="of:=[.I5]" office:value-type="float" office:value="312192" calcext:value-type="float">
            <text:p><text:s/>312,192 </text:p>
          </table:table-cell>
          <table:table-cell table:style-name="ce41" office:value-type="string" calcext:value-type="string">
            <text:p>04c380</text:p>
          </table:table-cell>
          <table:table-cell table:style-name="ce19" table:formula="of:=HEX2DEC([.H5])" office:value-type="float" office:value="312192" calcext:value-type="float">
            <text:p><text:s/>312,192 </text:p>
          </table:table-cell>
          <table:table-cell table:style-name="ce19" table:formula="of:=[.I5]/[.F5]" office:value-type="float" office:value="52032" calcext:value-type="float">
            <text:p><text:s/>52,032 </text:p>
          </table:table-cell>
          <table:table-cell table:style-name="ce58" table:formula="of:=[.J5]/[.K$4]" office:value-type="float" office:value="14.4533333333333" calcext:value-type="float">
            <text:p><text:s/>14.45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5]+1" office:value-type="float" office:value="4" calcext:value-type="float">
            <text:p><text:s/>4.00 </text:p>
          </table:table-cell>
          <table:table-cell table:style-name="ce55" table:formula="of:=[$'Experimental Data'.J$11]*[.B6]" office:value-type="float" office:value="205168" calcext:value-type="float">
            <text:p><text:s/>205,168 </text:p>
          </table:table-cell>
          <table:table-cell table:style-name="ce51" table:formula="of:=DEC2HEX([.C6])" office:value-type="string" office:string-value="32170" calcext:value-type="string">
            <text:p><text:s/>32170 </text:p>
          </table:table-cell>
          <table:table-cell table:style-name="ce57" table:formula="of:=[.C6]/[$ETX60AT.S$10]" office:value-type="float" office:value="0.332592502532928" calcext:value-type="float">
            <text:p><text:s/>0.33 </text:p>
          </table:table-cell>
          <table:table-cell table:style-name="ce40" office:value-type="float" office:value="7.5" calcext:value-type="float">
            <text:p>7.5</text:p>
          </table:table-cell>
          <table:table-cell table:style-name="ce19" table:formula="of:=[.I6]" office:value-type="float" office:value="385147" calcext:value-type="float">
            <text:p><text:s/>385,147 </text:p>
          </table:table-cell>
          <table:table-cell table:style-name="ce41" office:value-type="string" calcext:value-type="string">
            <text:p>5e07b</text:p>
          </table:table-cell>
          <table:table-cell table:style-name="ce19" table:formula="of:=HEX2DEC([.H6])" office:value-type="float" office:value="385147" calcext:value-type="float">
            <text:p><text:s/>385,147 </text:p>
          </table:table-cell>
          <table:table-cell table:style-name="ce19" table:formula="of:=[.I6]/[.F6]" office:value-type="float" office:value="51352.9333333333" calcext:value-type="float">
            <text:p><text:s/>51,353 </text:p>
          </table:table-cell>
          <table:table-cell table:style-name="ce58" table:formula="of:=[.J6]/[.K$4]" office:value-type="float" office:value="14.2647037037037" calcext:value-type="float">
            <text:p><text:s/>14.26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6]+1" office:value-type="float" office:value="5" calcext:value-type="float">
            <text:p><text:s/>5.00 </text:p>
          </table:table-cell>
          <table:table-cell table:style-name="ce55" table:formula="of:=[$'Experimental Data'.J$11]*[.B7]" office:value-type="float" office:value="256460" calcext:value-type="float">
            <text:p><text:s/>256,460 </text:p>
          </table:table-cell>
          <table:table-cell table:style-name="ce51" table:formula="of:=DEC2HEX([.C7])" office:value-type="string" office:string-value="3E9CC" calcext:value-type="string">
            <text:p><text:s/>3E9CC </text:p>
          </table:table-cell>
          <table:table-cell table:style-name="ce57" table:formula="of:=[.C7]/[$ETX60AT.S$10]" office:value-type="float" office:value="0.41574062816616" calcext:value-type="float">
            <text:p><text:s/>0.42 </text:p>
          </table:table-cell>
          <table:table-cell table:style-name="ce40" office:value-type="float" office:value="9" calcext:value-type="float">
            <text:p>9</text:p>
          </table:table-cell>
          <table:table-cell table:style-name="ce19" table:formula="of:=[.I7]" office:value-type="float" office:value="459399" calcext:value-type="float">
            <text:p><text:s/>459,399 </text:p>
          </table:table-cell>
          <table:table-cell table:style-name="ce56" office:value-type="float" office:value="70287" calcext:value-type="float">
            <text:p><text:s/>70,287 </text:p>
          </table:table-cell>
          <table:table-cell table:style-name="ce19" table:formula="of:=HEX2DEC([.H7])" office:value-type="float" office:value="459399" calcext:value-type="float">
            <text:p><text:s/>459,399 </text:p>
          </table:table-cell>
          <table:table-cell table:style-name="ce19" table:formula="of:=[.I7]/[.F7]" office:value-type="float" office:value="51044.3333333333" calcext:value-type="float">
            <text:p><text:s/>51,044 </text:p>
          </table:table-cell>
          <table:table-cell table:style-name="ce58" table:formula="of:=[.J7]/[.K$4]" office:value-type="float" office:value="14.1789814814815" calcext:value-type="float">
            <text:p><text:s/>14.18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7]+1" office:value-type="float" office:value="6" calcext:value-type="float">
            <text:p><text:s/>6.00 </text:p>
          </table:table-cell>
          <table:table-cell table:style-name="ce55" table:formula="of:=[$'Experimental Data'.J$11]*[.B8]" office:value-type="float" office:value="307752" calcext:value-type="float">
            <text:p><text:s/>307,752 </text:p>
          </table:table-cell>
          <table:table-cell table:style-name="ce51" table:formula="of:=DEC2HEX([.C8])" office:value-type="string" office:string-value="4B228" calcext:value-type="string">
            <text:p><text:s/>4B228 </text:p>
          </table:table-cell>
          <table:table-cell table:style-name="ce57" table:formula="of:=[.C8]/[$ETX60AT.S$10]" office:value-type="float" office:value="0.498888753799392" calcext:value-type="float">
            <text:p><text:s/>0.50 </text:p>
          </table:table-cell>
          <table:table-cell table:style-name="ce40" office:value-type="float" office:value="9.5" calcext:value-type="float">
            <text:p>9.5</text:p>
          </table:table-cell>
          <table:table-cell table:style-name="ce19" table:formula="of:=[.I8]" office:value-type="float" office:value="486622" calcext:value-type="float">
            <text:p><text:s/>486,622 </text:p>
          </table:table-cell>
          <table:table-cell table:style-name="ce56" office:value-type="string" office:string-value="76cde" calcext:value-type="string">
            <text:p><text:s/>76cde </text:p>
          </table:table-cell>
          <table:table-cell table:style-name="ce19" table:formula="of:=HEX2DEC([.H8])" office:value-type="float" office:value="486622" calcext:value-type="float">
            <text:p><text:s/>486,622 </text:p>
          </table:table-cell>
          <table:table-cell table:style-name="ce19" table:formula="of:=[.I8]/[.F8]" office:value-type="float" office:value="51223.3684210526" calcext:value-type="float">
            <text:p><text:s/>51,223 </text:p>
          </table:table-cell>
          <table:table-cell table:style-name="ce58" table:formula="of:=[.J8]/[.K$4]" office:value-type="float" office:value="14.2287134502924" calcext:value-type="float">
            <text:p><text:s/>14.23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8]+1" office:value-type="float" office:value="7" calcext:value-type="float">
            <text:p><text:s/>7.00 </text:p>
          </table:table-cell>
          <table:table-cell table:style-name="ce55" table:formula="of:=[$'Experimental Data'.J$11]*[.B9]" office:value-type="float" office:value="359044" calcext:value-type="float">
            <text:p><text:s/>359,044 </text:p>
          </table:table-cell>
          <table:table-cell table:style-name="ce51" table:formula="of:=DEC2HEX([.C9])" office:value-type="string" office:string-value="57A84" calcext:value-type="string">
            <text:p><text:s/>57A84 </text:p>
          </table:table-cell>
          <table:table-cell table:style-name="ce57" table:formula="of:=[.C9]/[$ETX60AT.S$10]" office:value-type="float" office:value="0.582036879432624" calcext:value-type="float">
            <text:p><text:s/>0.58 </text:p>
          </table:table-cell>
          <table:table-cell table:style-name="ce40" office:value-type="float" office:value="11" calcext:value-type="float">
            <text:p>11</text:p>
          </table:table-cell>
          <table:table-cell table:style-name="ce19" table:formula="of:=[.I9]" office:value-type="float" office:value="563099" calcext:value-type="float">
            <text:p><text:s/>563,099 </text:p>
          </table:table-cell>
          <table:table-cell table:style-name="ce41" office:value-type="string" calcext:value-type="string">
            <text:p>8979b</text:p>
          </table:table-cell>
          <table:table-cell table:style-name="ce19" table:formula="of:=HEX2DEC([.H9])" office:value-type="float" office:value="563099" calcext:value-type="float">
            <text:p><text:s/>563,099 </text:p>
          </table:table-cell>
          <table:table-cell table:style-name="ce19" table:formula="of:=[.I9]/[.F9]" office:value-type="float" office:value="51190.8181818182" calcext:value-type="float">
            <text:p><text:s/>51,191 </text:p>
          </table:table-cell>
          <table:table-cell table:style-name="ce58" table:formula="of:=[.J9]/[.K$4]" office:value-type="float" office:value="14.2196717171717" calcext:value-type="float">
            <text:p><text:s/>14.22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9]+1" office:value-type="float" office:value="8" calcext:value-type="float">
            <text:p><text:s/>8.00 </text:p>
          </table:table-cell>
          <table:table-cell table:style-name="ce55" table:formula="of:=[$'Experimental Data'.J$11]*[.B10]" office:value-type="float" office:value="410336" calcext:value-type="float">
            <text:p><text:s/>410,336 </text:p>
          </table:table-cell>
          <table:table-cell table:style-name="ce51" table:formula="of:=DEC2HEX([.C10])" office:value-type="string" office:string-value="642E0" calcext:value-type="string">
            <text:p><text:s/>642E0 </text:p>
          </table:table-cell>
          <table:table-cell table:style-name="ce57" table:formula="of:=[.C10]/[$ETX60AT.S$10]" office:value-type="float" office:value="0.665185005065856" calcext:value-type="float">
            <text:p><text:s/>0.67 </text:p>
          </table:table-cell>
          <table:table-cell table:style-name="ce40" office:value-type="float" office:value="12" calcext:value-type="float">
            <text:p>12</text:p>
          </table:table-cell>
          <table:table-cell table:style-name="ce19" table:formula="of:=[.I10]" office:value-type="float" office:value="616215" calcext:value-type="float">
            <text:p><text:s/>616,215 </text:p>
          </table:table-cell>
          <table:table-cell table:style-name="ce41" office:value-type="float" office:value="96717" calcext:value-type="float">
            <text:p>96717</text:p>
          </table:table-cell>
          <table:table-cell table:style-name="ce19" table:formula="of:=HEX2DEC([.H10])" office:value-type="float" office:value="616215" calcext:value-type="float">
            <text:p><text:s/>616,215 </text:p>
          </table:table-cell>
          <table:table-cell table:style-name="ce19" table:formula="of:=[.I10]/[.F10]" office:value-type="float" office:value="51351.25" calcext:value-type="float">
            <text:p><text:s/>51,351 </text:p>
          </table:table-cell>
          <table:table-cell table:style-name="ce58" table:formula="of:=[.J10]/[.K$4]" office:value-type="float" office:value="14.2642361111111" calcext:value-type="float">
            <text:p><text:s/>14.26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10]+1" office:value-type="float" office:value="9" calcext:value-type="float">
            <text:p><text:s/>9.00 </text:p>
          </table:table-cell>
          <table:table-cell table:style-name="ce55" table:formula="of:=[$'Experimental Data'.J$11]*[.B11]" office:value-type="float" office:value="461628" calcext:value-type="float">
            <text:p><text:s/>461,628 </text:p>
          </table:table-cell>
          <table:table-cell table:style-name="ce51" table:formula="of:=DEC2HEX([.C11])" office:value-type="string" office:string-value="70B3C" calcext:value-type="string">
            <text:p><text:s/>70B3C </text:p>
          </table:table-cell>
          <table:table-cell table:style-name="ce57" table:formula="of:=[.C11]/[$ETX60AT.S$10]" office:value-type="float" office:value="0.748333130699088" calcext:value-type="float">
            <text:p><text:s/>0.75 </text:p>
          </table:table-cell>
          <table:table-cell table:style-name="ce40" table:number-columns-repeated="2"/>
          <table:table-cell table:style-name="ce41"/>
          <table:table-cell table:style-name="ce40" office:value-type="string" calcext:value-type="string">
            <text:p>Slope = </text:p>
          </table:table-cell>
          <table:table-cell table:style-name="ce19" office:value-type="float" office:value="51292" calcext:value-type="float">
            <text:p><text:s/>51,292 </text:p>
          </table:table-cell>
          <table:table-cell table:style-name="ce58" table:formula="of:=[.J11]/[.K$4]" office:value-type="float" office:value="14.2477777777778" calcext:value-type="float">
            <text:p><text:s/>14.25 </text:p>
          </table:table-cell>
          <table:table-cell table:number-columns-repeated="1013"/>
        </table:table-row>
        <table:table-row table:style-name="ro2">
          <table:table-cell/>
          <table:table-cell table:style-name="ce53" table:formula="of:=[.B11]+1" office:value-type="float" office:value="10" calcext:value-type="float">
            <text:p><text:s/>10.00 </text:p>
          </table:table-cell>
          <table:table-cell table:style-name="ce55" table:formula="of:=[$'Experimental Data'.J$11]*[.B12]" office:value-type="float" office:value="512920" calcext:value-type="float">
            <text:p><text:s/>512,920 </text:p>
          </table:table-cell>
          <table:table-cell table:style-name="ce51" table:formula="of:=DEC2HEX([.C12])" office:value-type="string" office:string-value="7D398" calcext:value-type="string">
            <text:p><text:s/>7D398 </text:p>
          </table:table-cell>
          <table:table-cell table:style-name="ce57" table:formula="of:=[.C12]/[$ETX60AT.S$10]" office:value-type="float" office:value="0.83148125633232" calcext:value-type="float">
            <text:p><text:s/>0.83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12]+1" office:value-type="float" office:value="11" calcext:value-type="float">
            <text:p><text:s/>11.00 </text:p>
          </table:table-cell>
          <table:table-cell table:style-name="ce55" table:formula="of:=[$'Experimental Data'.J$11]*[.B13]" office:value-type="float" office:value="564212" calcext:value-type="float">
            <text:p><text:s/>564,212 </text:p>
          </table:table-cell>
          <table:table-cell table:style-name="ce51" table:formula="of:=DEC2HEX([.C13])" office:value-type="string" office:string-value="89BF4" calcext:value-type="string">
            <text:p><text:s/>89BF4 </text:p>
          </table:table-cell>
          <table:table-cell table:style-name="ce57" table:formula="of:=[.C13]/[$ETX60AT.S$10]" office:value-type="float" office:value="0.914629381965552" calcext:value-type="float">
            <text:p><text:s/>0.91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13]+1" office:value-type="float" office:value="12" calcext:value-type="float">
            <text:p><text:s/>12.00 </text:p>
          </table:table-cell>
          <table:table-cell table:style-name="ce55" table:formula="of:=[$'Experimental Data'.J$11]*[.B14]" office:value-type="float" office:value="615504" calcext:value-type="float">
            <text:p><text:s/>615,504 </text:p>
          </table:table-cell>
          <table:table-cell table:style-name="ce51" table:formula="of:=DEC2HEX([.C14])" office:value-type="string" office:string-value="96450" calcext:value-type="string">
            <text:p><text:s/>96450 </text:p>
          </table:table-cell>
          <table:table-cell table:style-name="ce57" table:formula="of:=[.C14]/[$ETX60AT.S$10]" office:value-type="float" office:value="0.997777507598784" calcext:value-type="float">
            <text:p><text:s/>1.00 </text:p>
          </table:table-cell>
          <table:table-cell table:style-name="ce196" office:value-type="string" office:string-value="Rate Experiment" calcext:value-type="string" table:number-columns-spanned="5" table:number-rows-spanned="1">
            <text:p><text:s/>Rate Experiment </text:p>
          </table:table-cell>
          <table:covered-table-cell table:number-columns-repeated="4" table:style-name="ce196"/>
          <table:table-cell table:number-columns-repeated="1014"/>
        </table:table-row>
        <table:table-row table:style-name="ro3">
          <table:table-cell/>
          <table:table-cell table:style-name="ce53" table:formula="of:=[.B14]+1" office:value-type="float" office:value="13" calcext:value-type="float">
            <text:p><text:s/>13.00 </text:p>
          </table:table-cell>
          <table:table-cell table:style-name="ce55" table:formula="of:=[$'Experimental Data'.J$11]*[.B15]" office:value-type="float" office:value="666796" calcext:value-type="float">
            <text:p><text:s/>666,796 </text:p>
          </table:table-cell>
          <table:table-cell table:style-name="ce51" table:formula="of:=DEC2HEX([.C15])" office:value-type="string" office:string-value="A2CAC" calcext:value-type="string">
            <text:p><text:s/>A2CAC </text:p>
          </table:table-cell>
          <table:table-cell table:style-name="ce57" table:formula="of:=[.C15]/[$ETX60AT.S$10]" office:value-type="float" office:value="1.08092563323202" calcext:value-type="float">
            <text:p><text:s/>1.08 </text:p>
          </table:table-cell>
          <table:table-cell table:style-name="ce60" office:value-type="string" calcext:value-type="string">
            <text:p>Speed</text:p>
            <text:p>(hex)</text:p>
          </table:table-cell>
          <table:table-cell table:style-name="ce196" office:value-type="string" office:string-value="Rate" calcext:value-type="string">
            <text:p><text:s/>Rate </text:p>
          </table:table-cell>
          <table:table-cell table:style-name="ce196" office:value-type="string" office:string-value="Time" calcext:value-type="string">
            <text:p><text:s/>Time </text:p>
          </table:table-cell>
          <table:table-cell table:style-name="ce196"/>
          <table:table-cell table:style-name="ce60" office:value-type="string" calcext:value-type="string">
            <text:p>Measured</text:p>
            <text:p>Ticks</text:p>
          </table:table-cell>
          <table:table-cell table:number-columns-repeated="1014"/>
        </table:table-row>
        <table:table-row table:style-name="ro2">
          <table:table-cell/>
          <table:table-cell table:style-name="ce53" table:formula="of:=[.B15]+1" office:value-type="float" office:value="14" calcext:value-type="float">
            <text:p><text:s/>14.00 </text:p>
          </table:table-cell>
          <table:table-cell table:style-name="ce55" table:formula="of:=[$'Experimental Data'.J$11]*[.B16]" office:value-type="float" office:value="718088" calcext:value-type="float">
            <text:p><text:s/>718,088 </text:p>
          </table:table-cell>
          <table:table-cell table:style-name="ce51" table:formula="of:=DEC2HEX([.C16])" office:value-type="string" office:string-value="AF508" calcext:value-type="string">
            <text:p><text:s/>AF508 </text:p>
          </table:table-cell>
          <table:table-cell table:style-name="ce57" table:formula="of:=[.C16]/[$ETX60AT.S$10]" office:value-type="float" office:value="1.16407375886525" calcext:value-type="float">
            <text:p><text:s/>1.16 </text:p>
          </table:table-cell>
          <table:table-cell table:style-name="ce22" table:number-columns-repeated="5"/>
          <table:table-cell table:number-columns-repeated="1014"/>
        </table:table-row>
        <table:table-row table:style-name="ro2">
          <table:table-cell/>
          <table:table-cell table:style-name="ce53" table:formula="of:=[.B16]+1" office:value-type="float" office:value="15" calcext:value-type="float">
            <text:p><text:s/>15.00 </text:p>
          </table:table-cell>
          <table:table-cell table:style-name="ce55" table:formula="of:=[$'Experimental Data'.J$11]*[.B17]" office:value-type="float" office:value="769380" calcext:value-type="float">
            <text:p><text:s/>769,380 </text:p>
          </table:table-cell>
          <table:table-cell table:style-name="ce51" table:formula="of:=DEC2HEX([.C17])" office:value-type="string" office:string-value="BBD64" calcext:value-type="string">
            <text:p><text:s/>BBD64 </text:p>
          </table:table-cell>
          <table:table-cell table:style-name="ce57" table:formula="of:=[.C17]/[$ETX60AT.S$10]" office:value-type="float" office:value="1.24722188449848" calcext:value-type="float">
            <text:p><text:s/>1.25 </text:p>
          </table:table-cell>
          <table:table-cell table:style-name="ce22" office:value-type="float" office:value="200" calcext:value-type="float">
            <text:p><text:s/>200 </text:p>
          </table:table-cell>
          <table:table-cell table:style-name="ce22" table:formula="of:=[.I17]/[.H17]" office:value-type="float" office:value="305.139197530864" calcext:value-type="float">
            <text:p><text:s/>305 </text:p>
          </table:table-cell>
          <table:table-cell table:style-name="ce22" table:formula="of:=54*60" office:value-type="float" office:value="3240" calcext:value-type="float">
            <text:p><text:s/>3,240 </text:p>
          </table:table-cell>
          <table:table-cell table:style-name="ce22" table:formula="of:=HEX2DEC([.J17])" office:value-type="float" office:value="988651" calcext:value-type="float">
            <text:p><text:s/>988,651 </text:p>
          </table:table-cell>
          <table:table-cell table:style-name="ce28" office:value-type="string" calcext:value-type="string">
            <text:p>0f15eb</text:p>
          </table:table-cell>
          <table:table-cell table:number-columns-repeated="1014"/>
        </table:table-row>
        <table:table-row table:style-name="ro2">
          <table:table-cell/>
          <table:table-cell table:style-name="ce53" table:formula="of:=[.B17]+1" office:value-type="float" office:value="16" calcext:value-type="float">
            <text:p><text:s/>16.00 </text:p>
          </table:table-cell>
          <table:table-cell table:style-name="ce55" table:formula="of:=[$'Experimental Data'.J$11]*[.B18]" office:value-type="float" office:value="820672" calcext:value-type="float">
            <text:p><text:s/>820,672 </text:p>
          </table:table-cell>
          <table:table-cell table:style-name="ce51" table:formula="of:=DEC2HEX([.C18])" office:value-type="string" office:string-value="C85C0" calcext:value-type="string">
            <text:p><text:s/>C85C0 </text:p>
          </table:table-cell>
          <table:table-cell table:style-name="ce57" table:formula="of:=[.C18]/[$ETX60AT.S$10]" office:value-type="float" office:value="1.33037001013171" calcext:value-type="float">
            <text:p><text:s/>1.33 </text:p>
          </table:table-cell>
          <table:table-cell table:style-name="ce22" office:value-type="float" office:value="400" calcext:value-type="float">
            <text:p><text:s/>400 </text:p>
          </table:table-cell>
          <table:table-cell table:style-name="ce22" table:formula="of:=[.I18]/[.H18]" office:value-type="float" office:value="614.116666666667" calcext:value-type="float">
            <text:p><text:s/>614 </text:p>
          </table:table-cell>
          <table:table-cell table:style-name="ce22" table:formula="of:=2*60" office:value-type="float" office:value="120" calcext:value-type="float">
            <text:p><text:s/>120 </text:p>
          </table:table-cell>
          <table:table-cell table:style-name="ce22" table:formula="of:=HEX2DEC([.J18])" office:value-type="float" office:value="73694" calcext:value-type="float">
            <text:p><text:s/>73,694 </text:p>
          </table:table-cell>
          <table:table-cell table:style-name="ce28" office:value-type="string" calcext:value-type="string">
            <text:p>011fde</text:p>
          </table:table-cell>
          <table:table-cell table:number-columns-repeated="1014"/>
        </table:table-row>
        <table:table-row table:style-name="ro2">
          <table:table-cell/>
          <table:table-cell table:style-name="ce53" table:formula="of:=[.B18]+1" office:value-type="float" office:value="17" calcext:value-type="float">
            <text:p><text:s/>17.00 </text:p>
          </table:table-cell>
          <table:table-cell table:style-name="ce55" table:formula="of:=[$'Experimental Data'.J$11]*[.B19]" office:value-type="float" office:value="871964" calcext:value-type="float">
            <text:p><text:s/>871,964 </text:p>
          </table:table-cell>
          <table:table-cell table:style-name="ce51" table:formula="of:=DEC2HEX([.C19])" office:value-type="string" office:string-value="D4E1C" calcext:value-type="string">
            <text:p><text:s/>D4E1C </text:p>
          </table:table-cell>
          <table:table-cell table:style-name="ce57" table:formula="of:=[.C19]/[$ETX60AT.S$10]" office:value-type="float" office:value="1.41351813576494" calcext:value-type="float">
            <text:p><text:s/>1.41 </text:p>
          </table:table-cell>
          <table:table-cell table:style-name="ce22" office:value-type="float" office:value="800" calcext:value-type="float">
            <text:p><text:s/>800 </text:p>
          </table:table-cell>
          <table:table-cell table:style-name="ce22" table:formula="of:=[.I19]/[.H19]" office:value-type="float" office:value="1200.05" calcext:value-type="float">
            <text:p><text:s/>1,200 </text:p>
          </table:table-cell>
          <table:table-cell table:style-name="ce22" table:formula="of:=60" office:value-type="float" office:value="60" calcext:value-type="float">
            <text:p><text:s/>60 </text:p>
          </table:table-cell>
          <table:table-cell table:style-name="ce22" table:formula="of:=HEX2DEC([.J19])" office:value-type="float" office:value="72003" calcext:value-type="float">
            <text:p><text:s/>72,003 </text:p>
          </table:table-cell>
          <table:table-cell table:style-name="ce28" office:value-type="float" office:value="11943" calcext:value-type="float">
            <text:p>1194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19]+1" office:value-type="float" office:value="18" calcext:value-type="float">
            <text:p><text:s/>18.00 </text:p>
          </table:table-cell>
          <table:table-cell table:style-name="ce55" table:formula="of:=[$'Experimental Data'.J$11]*[.B20]" office:value-type="float" office:value="923256" calcext:value-type="float">
            <text:p><text:s/>923,256 </text:p>
          </table:table-cell>
          <table:table-cell table:style-name="ce51" table:formula="of:=DEC2HEX([.C20])" office:value-type="string" office:string-value="E1678" calcext:value-type="string">
            <text:p><text:s/>E1678 </text:p>
          </table:table-cell>
          <table:table-cell table:style-name="ce57" table:formula="of:=[.C20]/[$ETX60AT.S$10]" office:value-type="float" office:value="1.49666626139818" calcext:value-type="float">
            <text:p><text:s/>1.50 </text:p>
          </table:table-cell>
          <table:table-cell table:style-name="ce22" office:value-type="float" office:value="1000" calcext:value-type="float">
            <text:p><text:s/>1,000 </text:p>
          </table:table-cell>
          <table:table-cell table:style-name="ce22" table:formula="of:=[.I20]/[.H20]" office:value-type="float" office:value="2436.91666666667" calcext:value-type="float">
            <text:p><text:s/>2,437 </text:p>
          </table:table-cell>
          <table:table-cell table:style-name="ce22" office:value-type="float" office:value="60" calcext:value-type="float">
            <text:p><text:s/>60 </text:p>
          </table:table-cell>
          <table:table-cell table:style-name="ce22" table:formula="of:=HEX2DEC([.J20])" office:value-type="float" office:value="146215" calcext:value-type="float">
            <text:p><text:s/>146,215 </text:p>
          </table:table-cell>
          <table:table-cell table:style-name="ce28" office:value-type="string" calcext:value-type="string">
            <text:p>23b2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0]+1" office:value-type="float" office:value="19" calcext:value-type="float">
            <text:p><text:s/>19.00 </text:p>
          </table:table-cell>
          <table:table-cell table:style-name="ce55" table:formula="of:=[$'Experimental Data'.J$11]*[.B21]" office:value-type="float" office:value="974548" calcext:value-type="float">
            <text:p><text:s/>974,548 </text:p>
          </table:table-cell>
          <table:table-cell table:style-name="ce51" table:formula="of:=DEC2HEX([.C21])" office:value-type="string" office:string-value="EDED4" calcext:value-type="string">
            <text:p><text:s/>EDED4 </text:p>
          </table:table-cell>
          <table:table-cell table:style-name="ce57" table:formula="of:=[.C21]/[$ETX60AT.S$10]" office:value-type="float" office:value="1.57981438703141" calcext:value-type="float">
            <text:p><text:s/>1.58 </text:p>
          </table:table-cell>
          <table:table-cell table:style-name="ce22" office:value-type="float" office:value="2000" calcext:value-type="float">
            <text:p><text:s/>2,000 </text:p>
          </table:table-cell>
          <table:table-cell table:style-name="ce22" table:formula="of:=[.I21]/[.H21]" office:value-type="float" office:value="4957.3" calcext:value-type="float">
            <text:p><text:s/>4,957 </text:p>
          </table:table-cell>
          <table:table-cell table:style-name="ce22" office:value-type="float" office:value="30" calcext:value-type="float">
            <text:p><text:s/>30 </text:p>
          </table:table-cell>
          <table:table-cell table:style-name="ce22" table:formula="of:=HEX2DEC([.J21])" office:value-type="float" office:value="148719" calcext:value-type="float">
            <text:p><text:s/>148,719 </text:p>
          </table:table-cell>
          <table:table-cell table:style-name="ce28" office:value-type="string" calcext:value-type="string">
            <text:p>244ef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1]+1" office:value-type="float" office:value="20" calcext:value-type="float">
            <text:p><text:s/>20.00 </text:p>
          </table:table-cell>
          <table:table-cell table:style-name="ce55" table:formula="of:=[$'Experimental Data'.J$11]*[.B22]" office:value-type="float" office:value="1025840" calcext:value-type="float">
            <text:p><text:s/>1,025,840 </text:p>
          </table:table-cell>
          <table:table-cell table:style-name="ce51" table:formula="of:=DEC2HEX([.C22])" office:value-type="string" office:string-value="FA730" calcext:value-type="string">
            <text:p><text:s/>FA730 </text:p>
          </table:table-cell>
          <table:table-cell table:style-name="ce57" table:formula="of:=[.C22]/[$ETX60AT.S$10]" office:value-type="float" office:value="1.66296251266464" calcext:value-type="float">
            <text:p><text:s/>1.66 </text:p>
          </table:table-cell>
          <table:table-cell table:style-name="ce22" office:value-type="float" office:value="4000" calcext:value-type="float">
            <text:p><text:s/>4,000 </text:p>
          </table:table-cell>
          <table:table-cell table:style-name="ce22" table:formula="of:=[.I22]/[.H22]" office:value-type="float" office:value="9567.43333333333" calcext:value-type="float">
            <text:p><text:s/>9,567 </text:p>
          </table:table-cell>
          <table:table-cell table:style-name="ce22" office:value-type="float" office:value="30" calcext:value-type="float">
            <text:p><text:s/>30 </text:p>
          </table:table-cell>
          <table:table-cell table:style-name="ce22" table:formula="of:=HEX2DEC([.J22])" office:value-type="float" office:value="287023" calcext:value-type="float">
            <text:p><text:s/>287,023 </text:p>
          </table:table-cell>
          <table:table-cell table:style-name="ce28" office:value-type="string" calcext:value-type="string">
            <text:p>4612f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2]+1" office:value-type="float" office:value="21" calcext:value-type="float">
            <text:p><text:s/>21.00 </text:p>
          </table:table-cell>
          <table:table-cell table:style-name="ce55" table:formula="of:=[$'Experimental Data'.J$11]*[.B23]" office:value-type="float" office:value="1077132" calcext:value-type="float">
            <text:p><text:s/>1,077,132 </text:p>
          </table:table-cell>
          <table:table-cell table:style-name="ce51" table:formula="of:=DEC2HEX([.C23])" office:value-type="string" office:string-value="106F8C" calcext:value-type="string">
            <text:p><text:s/>106F8C </text:p>
          </table:table-cell>
          <table:table-cell table:style-name="ce57" table:formula="of:=[.C23]/[$ETX60AT.S$10]" office:value-type="float" office:value="1.74611063829787" calcext:value-type="float">
            <text:p><text:s/>1.75 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3]+1" office:value-type="float" office:value="22" calcext:value-type="float">
            <text:p><text:s/>22.00 </text:p>
          </table:table-cell>
          <table:table-cell table:style-name="ce55" table:formula="of:=[$'Experimental Data'.J$11]*[.B24]" office:value-type="float" office:value="1128424" calcext:value-type="float">
            <text:p><text:s/>1,128,424 </text:p>
          </table:table-cell>
          <table:table-cell table:style-name="ce51" table:formula="of:=DEC2HEX([.C24])" office:value-type="string" office:string-value="1137E8" calcext:value-type="string">
            <text:p><text:s/>1137E8 </text:p>
          </table:table-cell>
          <table:table-cell table:style-name="ce57" table:formula="of:=[.C24]/[$ETX60AT.S$10]" office:value-type="float" office:value="1.8292587639311" calcext:value-type="float">
            <text:p><text:s/>1.83 </text:p>
          </table:table-cell>
          <table:table-cell table:number-columns-repeated="3"/>
          <table:table-cell table:style-name="ce39"/>
          <table:table-cell table:style-name="ce15"/>
          <table:table-cell/>
          <table:table-cell table:style-name="ce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4]+1" office:value-type="float" office:value="23" calcext:value-type="float">
            <text:p><text:s/>23.00 </text:p>
          </table:table-cell>
          <table:table-cell table:style-name="ce55" table:formula="of:=[$'Experimental Data'.J$11]*[.B25]" office:value-type="float" office:value="1179716" calcext:value-type="float">
            <text:p><text:s/>1,179,716 </text:p>
          </table:table-cell>
          <table:table-cell table:style-name="ce51" table:formula="of:=DEC2HEX([.C25])" office:value-type="string" office:string-value="120044" calcext:value-type="string">
            <text:p><text:s/>120044 </text:p>
          </table:table-cell>
          <table:table-cell table:style-name="ce57" table:formula="of:=[.C25]/[$ETX60AT.S$10]" office:value-type="float" office:value="1.91240688956434" calcext:value-type="float">
            <text:p><text:s/>1.91 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53" table:formula="of:=[.B25]+1" office:value-type="float" office:value="24" calcext:value-type="float">
            <text:p><text:s/>24.00 </text:p>
          </table:table-cell>
          <table:table-cell table:style-name="ce55" table:formula="of:=[$'Experimental Data'.J$11]*[.B26]" office:value-type="float" office:value="1231008" calcext:value-type="float">
            <text:p><text:s/>1,231,008 </text:p>
          </table:table-cell>
          <table:table-cell table:style-name="ce51" table:formula="of:=DEC2HEX([.C26])" office:value-type="string" office:string-value="12C8A0" calcext:value-type="string">
            <text:p><text:s/>12C8A0 </text:p>
          </table:table-cell>
          <table:table-cell table:style-name="ce57" table:formula="of:=[.C26]/[$ETX60AT.S$10]" office:value-type="float" office:value="1.99555501519757" calcext:value-type="float">
            <text:p><text:s/>2.00 </text:p>
          </table:table-cell>
          <table:table-cell/>
          <table:table-cell table:style-name="ce15"/>
          <table:table-cell table:number-columns-repeated="2"/>
          <table:table-cell table:style-name="ce135"/>
          <table:table-cell table:number-columns-repeated="1014"/>
        </table:table-row>
        <table:table-row table:style-name="ro2">
          <table:table-cell table:number-columns-repeated="6"/>
          <table:table-cell table:style-name="ce15"/>
          <table:table-cell/>
          <table:table-cell office:value-type="float" office:value="2" calcext:value-type="float">
            <text:p>2</text:p>
          </table:table-cell>
          <table:table-cell table:style-name="ce135" table:formula="of:=[.I27]*(1000/6.55)" office:value-type="float" office:value="305.343511450382" calcext:value-type="float">
            <text:p>305</text:p>
          </table:table-cell>
          <table:table-cell table:number-columns-repeated="2"/>
          <table:table-cell table:style-name="ce42"/>
          <table:table-cell table:number-columns-repeated="1011"/>
        </table:table-row>
        <table:table-row table:style-name="ro2">
          <table:table-cell table:number-columns-repeated="6"/>
          <table:table-cell table:style-name="ce15" table:formula="of:=[.G18]/[.G17]" office:value-type="float" office:value="2.01257875630531" calcext:value-type="float">
            <text:p><text:s/>2.01 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5" table:formula="of:=[.I28]*(1000/6.55)" office:value-type="float" office:value="610.687022900763" calcext:value-type="float">
            <text:p>611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5" table:formula="of:=[.G19]/[.G18]" office:value-type="float" office:value="1.95410752571444" calcext:value-type="float">
            <text:p><text:s/>1.95 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5" table:formula="of:=[.I29]*(1000/6.55)" office:value-type="float" office:value="1221.37404580153" calcext:value-type="float">
            <text:p>1221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5" table:formula="of:=[.G20]/[.G19]" office:value-type="float" office:value="2.03067927725234" calcext:value-type="float">
            <text:p><text:s/>2.03 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5" table:formula="of:=[.I30]*(1000/6.55)" office:value-type="float" office:value="2442.74809160305" calcext:value-type="float">
            <text:p>2443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5" table:formula="of:=[.G21]/[.G20]" office:value-type="float" office:value="2.03425093184694" calcext:value-type="float">
            <text:p><text:s/>2.03 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35" table:formula="of:=[.I31]*(1000/6.55)" office:value-type="float" office:value="4885.49618320611" calcext:value-type="float">
            <text:p>4885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5" table:formula="of:=[.G22]/[.G21]" office:value-type="float" office:value="1.92996859849784" calcext:value-type="float">
            <text:p><text:s/>1.93 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35" table:formula="of:=[.I32]*(1000/6.55)" office:value-type="float" office:value="9770.99236641221" calcext:value-type="float">
            <text:p>9771</text:p>
          </table:table-cell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2"/>
          <table:table-cell table:style-name="ce70"/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s" table:style-name="ta4">
        <office:forms form:automatic-focus="false" form:apply-design-mode="false"/>
        <table:table-column table:style-name="co26" table:default-cell-style-name="Default"/>
        <table:table-row table:style-name="ro7" table:number-rows-repeated="2">
          <table:table-cell/>
        </table:table-row>
        <table:table-row table:style-name="ro7">
          <table:table-cell>
            <draw:frame table:end-cell-address="Graphs.E19" table:end-x="21.71mm" table:end-y="3.67mm" draw:z-index="0" draw:name="Chart 1" draw:style-name="gr1" draw:text-style-name="P1" svg:width="112.01mm" svg:height="75.91mm" svg:x="0.01mm" svg:y="0.01mm">
              <loext:p/>
              <draw:object draw:notify-on-update-of-ranges="'Experimental Data'.F4:'Experimental Data'.F10 'Experimental Data'.H3:'Experimental Data'.H3 'Experimental Data'.G4:'Experimental Data'.G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7" table:number-rows-repeated="18">
          <table:table-cell/>
        </table:table-row>
        <table:table-row table:style-name="ro7">
          <table:table-cell>
            <draw:frame table:end-cell-address="Graphs.E38" table:end-x="14.13mm" table:end-y="3.51mm" draw:z-index="1" draw:name="Chart 2" draw:style-name="gr1" draw:text-style-name="P1" svg:width="104.43mm" svg:height="75.75mm" svg:x="0.01mm" svg:y="0.01mm">
              <loext:p/>
              <draw:object draw:notify-on-update-of-ranges="ETX60AT.F29:ETX60AT.F39 ETX60AT.J26:ETX60AT.J26 ETX60AT.J29:ETX60AT.J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text>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5" loext:min-decimal-places="5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8" loext:min-decimal-places="8" number:min-integer-digits="1" number:grouping="true"/>
    </number:number-style>
    <number:number-style style:name="N13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42">
      <number:number number:decimal-places="3" loext:min-decimal-places="3" number:min-integer-digits="1" number:grouping="true"/>
    </number:number-style>
    <number:number-style style:name="N143">
      <number:number number:decimal-places="5" loext:min-decimal-places="5" number:min-integer-digits="1" number:grouping="true"/>
    </number:number-style>
    <number:number-style style:name="N144">
      <number:number number:decimal-places="7" loext:min-decimal-places="7" number:min-integer-digits="1" number:grouping="true"/>
    </number:number-style>
    <number:number-style style:name="N145">
      <number:number number:decimal-places="9" loext:min-decimal-places="9" number:min-integer-digits="1" number:grouping="true"/>
    </number:number-style>
    <number:number-style style:name="N146">
      <number:number number:decimal-places="10" loext:min-decimal-places="10" number:min-integer-digits="1" number:grouping="true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5" loext:min-decimal-places="15" number:min-integer-digits="1"/>
    </number:number-style>
    <number:number-style style:name="N150">
      <number:number number:decimal-places="16" loext:min-decimal-places="16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4" loext:min-decimal-places="4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3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3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3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/00/0000</text:date>, <text:time style:data-style-name="N2" text:time-value="16:27:39.521600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X60AT" style:display-name="PageStyle_ETX60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erimental_20_Data" style:display-name="PageStyle_Experimental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dc:creator>John Archbold</dc:creator>
    <meta:creation-date>2008-10-24T05:10:13</meta:creation-date>
    <dc:date>2018-01-02T16:38:18.883783953</dc:date>
    <meta:generator>LibreOffice/5.4.2.2$MacOSX_X86_64 LibreOffice_project/22b09f6418e8c2d508a9eaf86b2399209b0990f4</meta:generator>
    <meta:editing-duration>P1DT6H54M51S</meta:editing-duration>
    <meta:editing-cycles>15</meta:editing-cycles>
    <meta:document-statistic meta:table-count="4" meta:cell-count="765" meta:object-count="3"/>
    <meta:user-defined meta:name="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28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8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1cm" svg:height="7.684cm" xlink:href=".." xlink:type="simple" chart:class="chart:scatter" chart:style-name="ch1">
        <chart:title svg:x="3.801cm" svg:y="0.288cm" chart:style-name="ch2">
          <text:p> Experimental Rate </text:p>
        </chart:title>
        <chart:plot-area chart:style-name="ch3" table:cell-range-address="ETX60AT.V27:ETX60AT.W39 ETX60AT.W26:ETX60AT.W26" chart:data-source-has-labels="row" svg:x="1.33cm" svg:y="1.608cm" svg:width="11.508cm" svg:height="4.885cm">
          <chartooo:coordinate-region svg:x="2.242cm" svg:y="1.811cm" svg:width="9.379cm" svg:height="4.177cm"/>
          <chart:axis chart:dimension="x" chart:name="primary-x" chart:style-name="ch4">
            <chart:title svg:x="5.223cm" svg:y="6.647cm" chart:style-name="ch5">
              <text:p>Speed (0x08) command)</text:p>
            </chart:title>
          </chart:axis>
          <chart:axis chart:dimension="y" chart:name="primary-y" chart:style-name="ch6">
            <chart:title svg:x="0.451cm" svg:y="5.317cm" chart:style-name="ch7">
              <text:p>Ticks per Second</text:p>
            </chart:title>
            <chart:grid chart:style-name="ch8" chart:class="major"/>
          </chart:axis>
          <chart:series chart:style-name="ch9" chart:values-cell-range-address="ETX60AT.W27:ETX60AT.W39" chart:label-cell-address="ETX60AT.W26:ETX60AT.W26" chart:class="chart:scatter">
            <chart:domain table:cell-range-address="ETX60AT.V27:ETX60AT.V3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 Experimental
Rate </text:p>
                <draw:g>
                  <svg:desc>ETX60AT.W26:ETX60AT.W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TX60AT.V27:ETX60AT.V39</svg:desc>
                </draw:g>
              </table:table-cell>
              <table:table-cell office:value-type="float" office:value="0">
                <text:p>0</text:p>
                <draw:g>
                  <svg:desc>ETX60AT.W27:ETX60AT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02150537634409">
                <text:p>0.302150537634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94444444444444">
                <text:p>0.59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38.0401515151515">
                <text:p>38.0401515151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52.104761904762">
                <text:p>152.1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305.044871794872">
                <text:p>305.044871794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614.116666666667">
                <text:p>614.1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1200.05">
                <text:p>120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2436.91666666667">
                <text:p>2436.9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4957.3">
                <text:p>495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9567.43333333333">
                <text:p>9567.4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19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svg:stroke-width="0.026cm"/>
    </style:style>
    <style:style style:name="ch11" style:family="chart">
      <style:text-properties fo:color="#000000" style:text-position="0% 100%" fo:font-family="Calibri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02cm" svg:height="7.592cm" xlink:href=".." xlink:type="simple" chart:class="chart:scatter" chart:style-name="ch1">
        <chart:title svg:x="1.825cm" svg:y="0.286cm" chart:style-name="ch2">
          <text:p>Experimental Sidereal Rate</text:p>
        </chart:title>
        <chart:plot-area chart:style-name="ch3" table:cell-range-address="'Experimental Data'.F4:'Experimental Data'.G10 'Experimental Data'.H3:'Experimental Data'.H3" chart:data-source-has-labels="row" svg:x="1.292cm" svg:y="1.604cm" svg:width="9.686cm" svg:height="4.799cm">
          <chartooo:coordinate-region svg:x="2.771cm" svg:y="1.807cm" svg:width="8.016cm" svg:height="4.091cm"/>
          <chart:axis chart:dimension="x" chart:name="primary-x" chart:style-name="ch4">
            <chart:title svg:x="5.463cm" svg:y="6.555cm" chart:style-name="ch5">
              <text:p>Minutes</text:p>
            </chart:title>
          </chart:axis>
          <chart:axis chart:dimension="y" chart:name="primary-y" chart:style-name="ch6">
            <chart:title svg:x="0.451cm" svg:y="5.27cm" chart:style-name="ch7">
              <text:p>Measured #Ticks</text:p>
            </chart:title>
            <chart:grid chart:style-name="ch8" chart:class="major"/>
          </chart:axis>
          <chart:series chart:style-name="ch9" chart:values-cell-range-address="'Experimental Data'.G4:'Experimental Data'.G10" chart:label-cell-address="'Experimental Data'.H3:'Experimental Data'.H3" chart:class="chart:scatter">
            <chart:domain table:cell-range-address="'Experimental Data'.F4:'Experimental Data'.F10"/>
            <chart:regression-curve chart:style-name="ch10">
              <chart:equation chart:display-equation="true" chart:display-r-square="false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cks
Data</text:p>
                <draw:g>
                  <svg:desc>'Experimental Data'.H3:'Experimental Data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perimental Data'.F4:'Experimental Data'.F10</svg:desc>
                </draw:g>
              </table:table-cell>
              <table:table-cell office:value-type="float" office:value="0">
                <text:p>0</text:p>
                <draw:g>
                  <svg:desc>'Experimental Data'.G4:'Experimental Data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12192">
                <text:p>312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85147">
                <text:p>385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59399">
                <text:p>45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486622">
                <text:p>48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63099">
                <text:p>563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16215">
                <text:p>616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28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8">
      <style:chart-properties chart:symbol-type="automatic" chart:symbol-width="0.176cm" chart:symbol-height="0.176cm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svg:stroke-width="0.026cm"/>
    </style:style>
    <style:style style:name="ch11" style:family="chart">
      <style:text-properties fo:color="#000000" style:text-position="0% 100%" fo:font-family="Calibri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444cm" svg:height="7.576cm" xlink:href=".." xlink:type="simple" chart:class="chart:scatter" chart:style-name="ch1">
        <chart:title svg:x="2.608cm" svg:y="0.286cm" chart:style-name="ch2">
          <text:p>Experimental Rate</text:p>
        </chart:title>
        <chart:plot-area chart:style-name="ch3" table:cell-range-address="ETX60AT.F29:ETX60AT.F39 ETX60AT.J26:ETX60AT.J26 ETX60AT.J29:ETX60AT.J39" chart:data-source-has-labels="row" svg:x="1.681cm" svg:y="1.604cm" svg:width="8.555cm" svg:height="4.783cm">
          <chartooo:coordinate-region svg:x="2.593cm" svg:y="1.807cm" svg:width="6.426cm" svg:height="4.075cm"/>
          <chart:axis chart:dimension="x" chart:name="primary-x" chart:style-name="ch4">
            <chart:title svg:x="3.651cm" svg:y="6.539cm" chart:style-name="ch5">
              <text:p>Speed  Value (0x01 command)</text:p>
            </chart:title>
          </chart:axis>
          <chart:axis chart:dimension="y" chart:name="primary-y" chart:style-name="ch6">
            <chart:title svg:x="0.451cm" svg:y="4.802cm" chart:style-name="ch7">
              <text:p>Rate
(ticks/sec)</text:p>
            </chart:title>
            <chart:grid chart:style-name="ch8" chart:class="major"/>
          </chart:axis>
          <chart:series chart:style-name="ch9" chart:values-cell-range-address="ETX60AT.J29:ETX60AT.J39" chart:label-cell-address="ETX60AT.J26:ETX60AT.J26" chart:class="chart:scatter">
            <chart:domain table:cell-range-address="ETX60AT.F29:ETX60AT.F39"/>
            <chart:regression-curve chart:style-name="ch10">
              <chart:equation chart:display-equation="true" chart:display-r-square="false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Experimental
Rate </text:p>
                <draw:g>
                  <svg:desc>ETX60AT.J26:ETX60AT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TX60AT.F29:ETX60AT.F39</svg:desc>
                </draw:g>
              </table:table-cell>
              <table:table-cell office:value-type="float" office:value="0.594444444444444">
                <text:p>0.594444444444444</text:p>
                <draw:g>
                  <svg:desc>ETX60AT.J29:ETX60AT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8.0401515151515">
                <text:p>38.0401515151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52.104761904762">
                <text:p>152.104761904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305.044871794872">
                <text:p>305.044871794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614.116666666667">
                <text:p>614.1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200.05">
                <text:p>120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2436.91666666667">
                <text:p>2436.9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4957.3">
                <text:p>495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9567.43333333333">
                <text:p>9567.4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